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1e016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anco de Preguntas LPIC-2 (201–500 y 202–500) <text:s/></text:p>
      <text:p text:style-name="Standard">*Respuestas Correctas*</text:p>
      <text:p text:style-name="Standard"/>
      <text:p text:style-name="Text_20_body"><text:span text:style-name="Strong_20_Emphasis"/></text:p>
      <text:p text:style-name="Horizontal_20_Line"/>
      <text:h text:style-name="Heading_20_4" text:outline-level="4">ID: 201.1-Q001</text:h>
      <text:p text:style-name="Text_20_body"><text:span text:style-name="Strong_20_Emphasis">Pregunta:</text:span><text:line-break/>¿Qué comando se utiliza para compilar solo los módulos del kernel?</text:p>
      <text:p text:style-name="Text_20_body">A) make bzImage<text:line-break/>B) make install<text:line-break/>C) make modules<text:line-break/>D) make build<text:line-break/>E) make headers</text:p>
      <text:p text:style-name="Text_20_body"><text:span text:style-name="Strong_20_Emphasis">Respuesta correcta:</text:span> C<text:line-break/><text:span text:style-name="Strong_20_Emphasis">Explicación:</text:span> <text:span text:style-name="Source_20_Text">make modules</text:span> compila exclusivamente los módulos configurados en el archivo <text:span text:style-name="Source_20_Text">.config</text:span>.</text:p>
      <text:p text:style-name="Horizontal_20_Line"/>
      <text:h text:style-name="Heading_20_4" text:outline-level="4">ID: 201.1-Q002</text:h>
      <text:p text:style-name="Text_20_body"><text:span text:style-name="Strong_20_Emphasis">Pregunta:</text:span><text:line-break/>¿Cuál es el propósito del archivo <text:span text:style-name="Source_20_Text">.config</text:span> en el proceso de compilación del kernel?</text:p>
      <text:p text:style-name="Text_20_body">A) Almacenar los logs de errores<text:line-break/>B) Controlar las opciones del gestor de arranque<text:line-break/>C) Guardar la configuración del sistema de archivos<text:line-break/>D) Definir opciones de compilación del kernel<text:line-break/>E) Indicar qué servicios se inician con el sistema</text:p>
      <text:p text:style-name="Text_20_body"><text:span text:style-name="Strong_20_Emphasis">Respuesta correcta:</text:span> D<text:line-break/><text:span text:style-name="Strong_20_Emphasis">Explicación:</text:span> <text:span text:style-name="Source_20_Text">.config</text:span> define las opciones seleccionadas que determinan qué funcionalidades incluirá el kernel al compilarse.</text:p>
      <text:p text:style-name="Horizontal_20_Line"/>
      <text:h text:style-name="Heading_20_4" text:outline-level="4">ID: 201.1-Q003</text:h>
      <text:p text:style-name="Text_20_body"><text:span text:style-name="Strong_20_Emphasis">Pregunta:</text:span><text:line-break/>¿Qué comando genera una imagen de kernel comprimida adecuada para el arranque?</text:p>
      <text:p text:style-name="Text_20_body">A) make image<text:line-break/>B) make kernel<text:line-break/>C) make vmlinux<text:line-break/>D) make bzImage<text:line-break/>E) make bootimg</text:p>
      <text:p text:style-name="Text_20_body"><text:soft-page-break/><text:span text:style-name="Strong_20_Emphasis">Respuesta correcta:</text:span> D<text:line-break/><text:span text:style-name="Strong_20_Emphasis">Explicación:</text:span> <text:span text:style-name="Source_20_Text">make bzImage</text:span> crea una imagen de kernel comprimida, lista para ser usada por el gestor de arranque.</text:p>
      <text:p text:style-name="Horizontal_20_Line"/>
      <text:h text:style-name="Heading_20_4" text:outline-level="4">ID: 201.1-Q004</text:h>
      <text:p text:style-name="Text_20_body"><text:span text:style-name="Strong_20_Emphasis">Pregunta:</text:span><text:line-break/>¿Dónde se encuentran los módulos compilados del kernel después de una instalación?</text:p>
      <text:p text:style-name="Text_20_body">A) /etc/modules/<text:line-break/>B) /usr/src/linux/modules/<text:line-break/>C) /lib/modules/<text:line-break/>D) /boot/modules/<text:line-break/>E) /var/kernel/modules/</text:p>
      <text:p text:style-name="Text_20_body"><text:span text:style-name="Strong_20_Emphasis">Respuesta correcta:</text:span> C<text:line-break/><text:span text:style-name="Strong_20_Emphasis">Explicación:</text:span> Los módulos se instalan en <text:span text:style-name="Source_20_Text">/lib/modules/$(uname -r)</text:span> tras ejecutar <text:span text:style-name="Source_20_Text">make modules_install</text:span>.</text:p>
      <text:p text:style-name="Horizontal_20_Line"/>
      <text:h text:style-name="Heading_20_4" text:outline-level="4">ID: 201.1-Q005</text:h>
      <text:p text:style-name="Text_20_body"><text:span text:style-name="Strong_20_Emphasis">Pregunta:</text:span><text:line-break/>¿Cuál es la utilidad de <text:span text:style-name="Source_20_Text">make menuconfig</text:span> durante la preparación del kernel?</text:p>
      <text:p text:style-name="Text_20_body">A) Crear un menú gráfico para GRUB<text:line-break/>B) Visualizar los logs del sistema<text:line-break/>C) Configurar interactivamente las opciones del kernel<text:line-break/>D) Instalar módulos automáticamente<text:line-break/>E) Crear una interfaz para usuarios no root</text:p>
      <text:p text:style-name="Text_20_body"><text:span text:style-name="Strong_20_Emphasis">Respuesta correcta:</text:span> C<text:line-break/><text:span text:style-name="Strong_20_Emphasis">Explicación:</text:span> <text:span text:style-name="Source_20_Text">make menuconfig</text:span> ofrece una interfaz en ncurses para seleccionar las opciones del kernel antes de compilar.</text:p>
      <text:p text:style-name="Horizontal_20_Line"/>
      <text:h text:style-name="Heading_20_4" text:outline-level="4">ID: 201.1-Q006</text:h>
      <text:p text:style-name="Text_20_body"><text:span text:style-name="Strong_20_Emphasis">Pregunta:</text:span><text:line-break/>¿Cuál de los siguientes pasos es obligatorio antes de ejecutar <text:span text:style-name="Source_20_Text">make modules_install</text:span>?</text:p>
      <text:p text:style-name="Text_20_body">A) Ejecutar <text:span text:style-name="Source_20_Text">depmod</text:span><text:line-break/>B) Ejecutar <text:span text:style-name="Source_20_Text">make clean</text:span><text:line-break/>C) Configurar el archivo <text:span text:style-name="Source_20_Text">/etc/modules</text:span><text:line-break/>D) Compilar los módulos con <text:span text:style-name="Source_20_Text">make modules</text:span><text:line-break/>E) Instalar GRUB manualmente</text:p>
      <text:p text:style-name="Text_20_body"><text:span text:style-name="Strong_20_Emphasis">Respuesta correcta:</text:span> D<text:line-break/><text:span text:style-name="Strong_20_Emphasis">Explicación:</text:span> Antes de instalar los módulos, deben compilarse con <text:span text:style-name="Source_20_Text">make modules</text:span>.</text:p>
      <text:p text:style-name="Horizontal_20_Line"><text:soft-page-break/></text:p>
      <text:h text:style-name="Heading_20_4" text:outline-level="4">ID: 201.1-Q007</text:h>
      <text:p text:style-name="Text_20_body"><text:span text:style-name="Strong_20_Emphasis">Pregunta:</text:span><text:line-break/>¿Qué comando se utiliza en Debian para generar una nueva imagen initramfs?</text:p>
      <text:p text:style-name="Text_20_body">A) initrd-gen<text:line-break/>B) update-grub<text:line-break/>C) grub-install<text:line-break/>D) mkinitcpio<text:line-break/>E) update-initramfs</text:p>
      <text:p text:style-name="Text_20_body"><text:span text:style-name="Strong_20_Emphasis">Respuesta correcta:</text:span> E<text:line-break/><text:span text:style-name="Strong_20_Emphasis">Explicación:</text:span> En sistemas Debian y derivados, <text:span text:style-name="Source_20_Text">update-initramfs</text:span> se utiliza para generar o actualizar imágenes initramfs.</text:p>
      <text:p text:style-name="Horizontal_20_Line"/>
      <text:h text:style-name="Heading_20_4" text:outline-level="4">ID: 201.1-Q008</text:h>
      <text:p text:style-name="Text_20_body"><text:span text:style-name="Strong_20_Emphasis">Pregunta:</text:span><text:line-break/>¿Qué archivo contiene información sobre los módulos actualmente cargados en el sistema?</text:p>
      <text:p text:style-name="Text_20_body">A) /proc/modules<text:line-break/>B) /etc/modprobe.conf<text:line-break/>C) /var/log/dmesg<text:line-break/>D) /lib/modules/modules.dep<text:line-break/>E) /etc/modules-load.d/</text:p>
      <text:p text:style-name="Text_20_body"><text:span text:style-name="Strong_20_Emphasis">Respuesta correcta:</text:span> A<text:line-break/><text:span text:style-name="Strong_20_Emphasis">Explicación:</text:span> <text:span text:style-name="Source_20_Text">/proc/modules</text:span> es un archivo virtual que muestra los módulos activos cargados por el kernel.</text:p>
      <text:p text:style-name="Horizontal_20_Line"/>
      <text:h text:style-name="Heading_20_4" text:outline-level="4">ID: 201.1-Q009</text:h>
      <text:p text:style-name="Text_20_body"><text:span text:style-name="Strong_20_Emphasis">Pregunta:</text:span><text:line-break/>¿Qué herramienta permite revisar y seleccionar opciones del kernel en forma de menús interactivos?</text:p>
      <text:p text:style-name="Text_20_body">A) make install<text:line-break/>B) modprobe<text:line-break/>C) kconfig<text:line-break/>D) make menuconfig<text:line-break/>E) menu.sh</text:p>
      <text:p text:style-name="Text_20_body"><text:span text:style-name="Strong_20_Emphasis">Respuesta correcta:</text:span> D<text:line-break/><text:span text:style-name="Strong_20_Emphasis">Explicación:</text:span> <text:span text:style-name="Source_20_Text">make menuconfig</text:span> es una interfaz basada en menús para configurar las opciones del kernel.</text:p>
      <text:p text:style-name="Horizontal_20_Line"/>
      <text:h text:style-name="Heading_20_4" text:outline-level="4"><text:soft-page-break/>ID: 201.1-Q010</text:h>
      <text:p text:style-name="Text_20_body"><text:span text:style-name="Strong_20_Emphasis">Pregunta:</text:span><text:line-break/>¿Qué comando se usa normalmente para instalar los módulos del kernel tras su compilación?</text:p>
      <text:p text:style-name="Text_20_body">A) make install<text:line-break/>B) make load-modules<text:line-break/>C) make modules_install<text:line-break/>D) insmod --all<text:line-break/>E) install-mods</text:p>
      <text:p text:style-name="Text_20_body"><text:span text:style-name="Strong_20_Emphasis">Respuesta correcta:</text:span> C<text:line-break/><text:span text:style-name="Strong_20_Emphasis">Explicación:</text:span> <text:span text:style-name="Source_20_Text">make modules_install</text:span> instala los módulos del kernel previamente compilados en el sistema.</text:p>
      <text:p text:style-name="Horizontal_20_Line"/>
      <text:h text:style-name="Heading_20_4" text:outline-level="4">ID: 201.2-Q001</text:h>
      <text:p text:style-name="Text_20_body"><text:span text:style-name="Strong_20_Emphasis">Pregunta:</text:span><text:line-break/>¿Cuál de los siguientes comandos permite cambiar el nivel de ejecución actual en sistemas con SysVinit?</text:p>
      <text:p text:style-name="Text_20_body">A) change-run<text:line-break/>B) setlevel<text:line-break/>C) telinit<text:line-break/>D) init-set<text:line-break/>E) systemctl</text:p>
      <text:p text:style-name="Text_20_body"><text:span text:style-name="Strong_20_Emphasis">Respuesta correcta:</text:span> C<text:line-break/><text:span text:style-name="Strong_20_Emphasis">Explicación:</text:span> <text:span text:style-name="Source_20_Text">telinit</text:span> cambia el nivel de ejecución (runlevel) en sistemas con SysVinit, como alias de <text:span text:style-name="Source_20_Text">init</text:span>.</text:p>
      <text:p text:style-name="Horizontal_20_Line"/>
      <text:h text:style-name="Heading_20_4" text:outline-level="4">ID: 201.2-Q002</text:h>
      <text:p text:style-name="Text_20_body"><text:span text:style-name="Strong_20_Emphasis">Pregunta:</text:span><text:line-break/>¿Qué archivo define los scripts que se ejecutan en cada nivel de ejecución en sistemas basados en SysVinit?</text:p>
      <text:p text:style-name="Text_20_body">A) /etc/systemd/targets<text:line-break/>B) /etc/inittab<text:line-break/>C) /etc/rc.local<text:line-break/>D) /etc/init.d/rcS<text:line-break/>E) /etc/rcX.d/</text:p>
      <text:p text:style-name="Text_20_body"><text:span text:style-name="Strong_20_Emphasis">Respuesta correcta:</text:span> E<text:line-break/><text:span text:style-name="Strong_20_Emphasis">Explicación:</text:span> Las carpetas <text:span text:style-name="Source_20_Text">/etc/rc*.d/</text:span> contienen enlaces simbólicos que definen qué scripts se ejecutan en cada runlevel.</text:p>
      <text:p text:style-name="Horizontal_20_Line"/>
      <text:h text:style-name="Heading_20_4" text:outline-level="4"><text:soft-page-break/>ID: 201.2-Q003</text:h>
      <text:p text:style-name="Text_20_body"><text:span text:style-name="Strong_20_Emphasis">Pregunta:</text:span><text:line-break/>¿Qué comando se utiliza para listar las unidades activas en un sistema basado en <text:span text:style-name="Source_20_Text">systemd</text:span>?</text:p>
      <text:p text:style-name="Text_20_body">A) service --list<text:line-break/>B) list-units<text:line-break/>C) systemctl list-units<text:line-break/>D) initctl list<text:line-break/>E) systemdctl status</text:p>
      <text:p text:style-name="Text_20_body"><text:span text:style-name="Strong_20_Emphasis">Respuesta correcta:</text:span> C<text:line-break/><text:span text:style-name="Strong_20_Emphasis">Explicación:</text:span> <text:span text:style-name="Source_20_Text">systemctl list-units</text:span> muestra todas las unidades activas y cargadas en <text:span text:style-name="Source_20_Text">systemd</text:span>.</text:p>
      <text:p text:style-name="Horizontal_20_Line"/>
      <text:h text:style-name="Heading_20_4" text:outline-level="4">ID: 201.2-Q004</text:h>
      <text:p text:style-name="Text_20_body"><text:span text:style-name="Strong_20_Emphasis">Pregunta:</text:span><text:line-break/>¿Qué archivo define la configuración principal del sistema <text:span text:style-name="Source_20_Text">systemd</text:span>?</text:p>
      <text:p text:style-name="Text_20_body">A) /etc/init.conf<text:line-break/>B) /etc/systemd/system.conf<text:line-break/>C) /usr/lib/systemd/system/default.target<text:line-break/>D) /etc/systemd/init.conf<text:line-break/>E) /etc/sysconfig/init</text:p>
      <text:p text:style-name="Text_20_body"><text:span text:style-name="Strong_20_Emphasis">Respuesta correcta:</text:span> B<text:line-break/><text:span text:style-name="Strong_20_Emphasis">Explicación:</text:span> La configuración principal de <text:span text:style-name="Source_20_Text">systemd</text:span> está en <text:span text:style-name="Source_20_Text">/etc/systemd/system.conf</text:span>.</text:p>
      <text:p text:style-name="Horizontal_20_Line"/>
      <text:h text:style-name="Heading_20_4" text:outline-level="4">ID: 201.2-Q005</text:h>
      <text:p text:style-name="Text_20_body"><text:span text:style-name="Strong_20_Emphasis">Pregunta:</text:span><text:line-break/>¿Cuál es la unidad por defecto que arranca un sistema <text:span text:style-name="Source_20_Text">systemd</text:span> en modo multiusuario sin entorno gráfico?</text:p>
      <text:p text:style-name="Text_20_body">A) default.target<text:line-break/>B) rescue.target<text:line-break/>C) graphical.target<text:line-break/>D) multi-user.target<text:line-break/>E) basic.target</text:p>
      <text:p text:style-name="Text_20_body"><text:span text:style-name="Strong_20_Emphasis">Respuesta correcta:</text:span> D<text:line-break/><text:span text:style-name="Strong_20_Emphasis">Explicación:</text:span> <text:span text:style-name="Source_20_Text">multi-user.target</text:span> es el equivalente al runlevel 3: multiusuario sin entorno gráfico.</text:p>
      <text:p text:style-name="Horizontal_20_Line"/>
      <text:h text:style-name="Heading_20_4" text:outline-level="4"><text:soft-page-break/>ID: 201.2-Q006</text:h>
      <text:p text:style-name="Text_20_body"><text:span text:style-name="Strong_20_Emphasis">Pregunta:</text:span><text:line-break/>¿Qué comando cambia el objetivo (target) actual en un sistema con <text:span text:style-name="Source_20_Text">systemd</text:span>?</text:p>
      <text:p text:style-name="Text_20_body">A) initctl set-target<text:line-break/>B) systemd --switch<text:line-break/>C) systemctl isolate<text:line-break/>D) runlevelctl<text:line-break/>E) target-switch</text:p>
      <text:p text:style-name="Text_20_body"><text:span text:style-name="Strong_20_Emphasis">Respuesta correcta:</text:span> C<text:line-break/><text:span text:style-name="Strong_20_Emphasis">Explicación:</text:span> <text:span text:style-name="Source_20_Text">systemctl isolate</text:span> cambia inmediatamente al target indicado, deteniendo los servicios del anterior.</text:p>
      <text:p text:style-name="Horizontal_20_Line"/>
      <text:h text:style-name="Heading_20_4" text:outline-level="4">ID: 201.2-Q007</text:h>
      <text:p text:style-name="Text_20_body"><text:span text:style-name="Strong_20_Emphasis">Pregunta:</text:span><text:line-break/>¿Qué función cumple el archivo <text:span text:style-name="Source_20_Text">/etc/rc.local</text:span> en sistemas tradicionales?</text:p>
      <text:p text:style-name="Text_20_body">A) Ejecutar servicios de red<text:line-break/>B) Activar SELinux<text:line-break/>C) Cargar el kernel<text:line-break/>D) Ejecutar comandos personalizados al final del arranque<text:line-break/>E) Desactivar swap</text:p>
      <text:p text:style-name="Text_20_body"><text:span text:style-name="Strong_20_Emphasis">Respuesta correcta:</text:span> D<text:line-break/><text:span text:style-name="Strong_20_Emphasis">Explicación:</text:span> <text:span text:style-name="Source_20_Text">/etc/rc.local</text:span> permite ejecutar comandos personalizados tras completar el arranque del sistema.</text:p>
      <text:p text:style-name="Horizontal_20_Line"/>
      <text:h text:style-name="Heading_20_4" text:outline-level="4">ID: 201.2-Q008</text:h>
      <text:p text:style-name="Text_20_body"><text:span text:style-name="Strong_20_Emphasis">Pregunta:</text:span><text:line-break/>En <text:span text:style-name="Source_20_Text">systemd</text:span>, ¿cómo se llama el objetivo equivalente al nivel de ejecución 1 en SysVinit?</text:p>
      <text:p text:style-name="Text_20_body">A) emergency.target<text:line-break/>B) rescue.target<text:line-break/>C) single-user.target<text:line-break/>D) default.target<text:line-break/>E) maintenance.target</text:p>
      <text:p text:style-name="Text_20_body"><text:span text:style-name="Strong_20_Emphasis">Respuesta correcta:</text:span> B<text:line-break/><text:span text:style-name="Strong_20_Emphasis">Explicación:</text:span> <text:span text:style-name="Source_20_Text">rescue.target</text:span> es equivalente al runlevel 1 (modo de usuario único).</text:p>
      <text:p text:style-name="Horizontal_20_Line"/>
      <text:h text:style-name="Heading_20_4" text:outline-level="4">ID: 201.2-Q009</text:h>
      <text:p text:style-name="Text_20_body"><text:span text:style-name="Strong_20_Emphasis">Pregunta:</text:span><text:line-break/>¿Cuál de las siguientes es una unidad válida en <text:span text:style-name="Source_20_Text">systemd</text:span>?</text:p>
      <text:p text:style-name="Text_20_body"><text:soft-page-break/>A) rc.service<text:line-break/>B) .rcfile<text:line-break/>C) network.service<text:line-break/>D) sysvinit.unit<text:line-break/>E) system.unit</text:p>
      <text:p text:style-name="Text_20_body"><text:span text:style-name="Strong_20_Emphasis">Respuesta correcta:</text:span> C<text:line-break/><text:span text:style-name="Strong_20_Emphasis">Explicación:</text:span> <text:span text:style-name="Source_20_Text">network.service</text:span> es una unidad de tipo servicio que gestiona el sistema de red en <text:span text:style-name="Source_20_Text">systemd</text:span>.</text:p>
      <text:p text:style-name="Horizontal_20_Line"/>
      <text:h text:style-name="Heading_20_4" text:outline-level="4">ID: 201.2-Q010</text:h>
      <text:p text:style-name="Text_20_body"><text:span text:style-name="Strong_20_Emphasis">Pregunta:</text:span><text:line-break/>¿Qué utilidad de <text:span text:style-name="Source_20_Text">systemd</text:span> permite ver los logs del sistema, incluyendo mensajes del arranque?</text:p>
      <text:p text:style-name="Text_20_body">A) dmesg<text:line-break/>B) syslog<text:line-break/>C) journalctl<text:line-break/>D) logread<text:line-break/>E) tail -f /var/log/messages</text:p>
      <text:p text:style-name="Text_20_body"><text:span text:style-name="Strong_20_Emphasis">Respuesta correcta:</text:span> C<text:line-break/><text:span text:style-name="Strong_20_Emphasis">Explicación:</text:span> <text:span text:style-name="Source_20_Text">journalctl</text:span> permite visualizar los logs almacenados por el journal de <text:span text:style-name="Source_20_Text">systemd</text:span>.</text:p>
      <text:h text:style-name="Heading_20_4" text:outline-level="4">ID: 201.3-Q007</text:h>
      <text:p text:style-name="Text_20_body"><text:span text:style-name="Strong_20_Emphasis">Pregunta:</text:span><text:line-break/>¿Qué parámetro debe usarse con <text:span text:style-name="Source_20_Text">modprobe</text:span> para evitar que se cargue un módulo?</text:p>
      <text:p text:style-name="Text_20_body">A) blacklist<text:line-break/>B) blockload<text:line-break/>C) disable<text:line-break/>D) ignore<text:line-break/>E) reject</text:p>
      <text:p text:style-name="Text_20_body"><text:span text:style-name="Strong_20_Emphasis">Respuesta correcta:</text:span> A<text:line-break/><text:span text:style-name="Strong_20_Emphasis">Explicación:</text:span> La palabra <text:span text:style-name="Source_20_Text">blacklist</text:span> se usa en archivos de configuración para evitar que un módulo se cargue.</text:p>
      <text:p text:style-name="Horizontal_20_Line"/>
      <text:h text:style-name="Heading_20_4" text:outline-level="4">ID: 201.3-Q008</text:h>
      <text:p text:style-name="Text_20_body"><text:span text:style-name="Strong_20_Emphasis">Pregunta:</text:span><text:line-break/>¿Qué utilidad permite cargar un módulo de forma manual sin resolver dependencias?</text:p>
      <text:p text:style-name="Text_20_body">A) insmod<text:line-break/>B) modprobe<text:line-break/>C) kmod<text:line-break/>D) autoload<text:line-break/>E) sysmod</text:p>
      <text:p text:style-name="Text_20_body"><text:soft-page-break/><text:span text:style-name="Strong_20_Emphasis">Respuesta correcta:</text:span> A<text:line-break/><text:span text:style-name="Strong_20_Emphasis">Explicación:</text:span> <text:span text:style-name="Source_20_Text">insmod</text:span> carga un módulo directamente sin gestionar dependencias.</text:p>
      <text:p text:style-name="Horizontal_20_Line"/>
      <text:h text:style-name="Heading_20_4" text:outline-level="4">ID: 201.3-Q009</text:h>
      <text:p text:style-name="Text_20_body"><text:span text:style-name="Strong_20_Emphasis">Pregunta:</text:span><text:line-break/>¿Qué directorio contiene los módulos del kernel compilados en una distribución típica de Linux?</text:p>
      <text:p text:style-name="Text_20_body">A) /usr/lib/modules<text:line-break/>B) /var/lib/kmodules<text:line-break/>C) /lib/modules<text:line-break/>D) /etc/kernel.d/<text:line-break/>E) /boot/modules</text:p>
      <text:p text:style-name="Text_20_body"><text:span text:style-name="Strong_20_Emphasis">Respuesta correcta:</text:span> C<text:line-break/><text:span text:style-name="Strong_20_Emphasis">Explicación:</text:span> <text:span text:style-name="Source_20_Text">/lib/modules/$(uname -r)/</text:span> contiene los módulos del kernel para la versión actual.</text:p>
      <text:p text:style-name="Horizontal_20_Line"/>
      <text:h text:style-name="Heading_20_4" text:outline-level="4">ID: 201.3-Q010</text:h>
      <text:p text:style-name="Text_20_body"><text:span text:style-name="Strong_20_Emphasis">Pregunta:</text:span><text:line-break/>¿Qué archivo contiene información sobre los dispositivos detectados por el kernel al momento del arranque?</text:p>
      <text:p text:style-name="Text_20_body">A) /etc/kernel.log<text:line-break/>B) /proc/devices<text:line-break/>C) /boot/initrd.img<text:line-break/>D) /sys/devices/<text:line-break/>E) /var/log/dmesg</text:p>
      <text:p text:style-name="Text_20_body"><text:span text:style-name="Strong_20_Emphasis">Respuesta correcta:</text:span> B<text:line-break/><text:span text:style-name="Strong_20_Emphasis">Explicación:</text:span> <text:span text:style-name="Source_20_Text">/proc/devices</text:span> lista los dispositivos registrados por el kernel.</text:p>
      <text:h text:style-name="Heading_20_4" text:outline-level="4">ID: 202-Q001</text:h>
      <text:p text:style-name="Text_20_body"><text:span text:style-name="Strong_20_Emphasis">Respuesta correcta:</text:span> A) lvdisplay<text:line-break/><text:span text:style-name="Strong_20_Emphasis">Explicación:</text:span> <text:span text:style-name="Source_20_Text">lvdisplay</text:span> muestra detalles de los volúmenes lógicos, incluyendo tamaño, estado y atributos.</text:p>
      <text:p text:style-name="Horizontal_20_Line"/>
      <text:h text:style-name="Heading_20_4" text:outline-level="4">ID: 202-Q002</text:h>
      <text:p text:style-name="Text_20_body"><text:span text:style-name="Strong_20_Emphasis">Respuesta correcta:</text:span> B) Volumen físico<text:line-break/><text:span text:style-name="Strong_20_Emphasis">Explicación:</text:span> Un volumen físico es el dispositivo o partición real donde se almacenan los datos en LVM.</text:p>
      <text:p text:style-name="Horizontal_20_Line"/>
      <text:h text:style-name="Heading_20_4" text:outline-level="4"><text:soft-page-break/>ID: 202-Q003</text:h>
      <text:p text:style-name="Text_20_body"><text:span text:style-name="Strong_20_Emphasis">Respuesta correcta:</text:span> A) vgcreate<text:line-break/><text:span text:style-name="Strong_20_Emphasis">Explicación:</text:span> <text:span text:style-name="Source_20_Text">vgcreate</text:span> crea un grupo de volúmenes a partir de uno o más volúmenes físicos.</text:p>
      <text:p text:style-name="Horizontal_20_Line"/>
      <text:h text:style-name="Heading_20_4" text:outline-level="4">ID: 202-Q004</text:h>
      <text:p text:style-name="Text_20_body"><text:span text:style-name="Strong_20_Emphasis">Respuesta correcta:</text:span> D) Btrfs<text:line-break/><text:span text:style-name="Strong_20_Emphasis">Explicación:</text:span> Btrfs es un sistema de archivos que permite agrupar varios dispositivos con tolerancia a fallos y otras características avanzadas.</text:p>
      <text:p text:style-name="Horizontal_20_Line"/>
      <text:h text:style-name="Heading_20_4" text:outline-level="4">ID: 202-Q005</text:h>
      <text:p text:style-name="Text_20_body"><text:span text:style-name="Strong_20_Emphasis">Respuesta correcta:</text:span> C) Configurar arreglos RAID por software<text:line-break/><text:span text:style-name="Strong_20_Emphasis">Explicación:</text:span> <text:span text:style-name="Source_20_Text">mdadm</text:span> se usa para crear, gestionar y monitorizar arreglos RAID en Linux por software.</text:p>
      <text:p text:style-name="Horizontal_20_Line"/>
      <text:h text:style-name="Heading_20_4" text:outline-level="4">ID: 202-Q006</text:h>
      <text:p text:style-name="Text_20_body"><text:span text:style-name="Strong_20_Emphasis">Respuesta correcta:</text:span> A) /etc/mdadm.conf<text:line-break/><text:span text:style-name="Strong_20_Emphasis">Explicación:</text:span> Este archivo contiene la configuración persistente para <text:span text:style-name="Source_20_Text">mdadm</text:span>.</text:p>
      <text:p text:style-name="Horizontal_20_Line"/>
      <text:h text:style-name="Heading_20_4" text:outline-level="4">ID: 202-Q007</text:h>
      <text:p text:style-name="Text_20_body"><text:span text:style-name="Strong_20_Emphasis">Respuesta correcta:</text:span> A) mdadm --create /dev/md0 --level=5 --raid-devices=3 /dev/sda /dev/sdb /dev/sdc<text:line-break/><text:span text:style-name="Strong_20_Emphasis">Explicación:</text:span> Este es el comando correcto para crear un RAID 5 con tres dispositivos.</text:p>
      <text:p text:style-name="Horizontal_20_Line"/>
      <text:h text:style-name="Heading_20_4" text:outline-level="4">ID: 202-Q008</text:h>
      <text:p text:style-name="Text_20_body"><text:span text:style-name="Strong_20_Emphasis">Respuesta correcta:</text:span> A) mdadm --detail /dev/md0<text:line-break/><text:span text:style-name="Strong_20_Emphasis">Explicación:</text:span> <text:span text:style-name="Source_20_Text">mdadm --detail</text:span> muestra información detallada y el estado del arreglo RAID.</text:p>
      <text:p text:style-name="Horizontal_20_Line"/>
      <text:h text:style-name="Heading_20_4" text:outline-level="4">ID: 202-Q009</text:h>
      <text:p text:style-name="Text_20_body"><text:span text:style-name="Strong_20_Emphasis">Respuesta correcta:</text:span> B) Un volumen lógico temporal que representa el estado en un momento dado<text:line-break/><text:span text:style-name="Strong_20_Emphasis">Explicación:</text:span> Un snapshot en LVM captura el estado de un volumen en un instante para backups o pruebas.</text:p>
      <text:p text:style-name="Horizontal_20_Line"/>
      <text:h text:style-name="Heading_20_4" text:outline-level="4">ID: 202-Q010</text:h>
      <text:p text:style-name="Text_20_body"><text:span text:style-name="Strong_20_Emphasis">Respuesta correcta:</text:span> A) lvextend<text:line-break/><text:span text:style-name="Strong_20_Emphasis">Explicación:</text:span> <text:span text:style-name="Source_20_Text">lvextend</text:span> se utiliza para aumentar el tamaño de un volumen lógico.</text:p>
      <text:h text:style-name="Heading_20_4" text:outline-level="4"><text:soft-page-break/>ID: 203-Q001</text:h>
      <text:p text:style-name="Text_20_body"><text:span text:style-name="Strong_20_Emphasis">Respuesta correcta:</text:span> B) /etc/network/interfaces<text:line-break/><text:span text:style-name="Strong_20_Emphasis">Explicación:</text:span> En Debian y derivados, este archivo se usa para configurar interfaces de red estáticas o dinámicas.</text:p>
      <text:p text:style-name="Horizontal_20_Line"/>
      <text:h text:style-name="Heading_20_4" text:outline-level="4">ID: 203-Q002</text:h>
      <text:p text:style-name="Text_20_body"><text:span text:style-name="Strong_20_Emphasis">Respuesta correcta:</text:span> C) Mostrar direcciones IP asignadas a interfaces de red<text:line-break/><text:span text:style-name="Strong_20_Emphasis">Explicación:</text:span> <text:span text:style-name="Source_20_Text">ip addr</text:span> lista las direcciones IP asignadas a cada interfaz.</text:p>
      <text:p text:style-name="Horizontal_20_Line"/>
      <text:h text:style-name="Heading_20_4" text:outline-level="4">ID: 203-Q003</text:h>
      <text:p text:style-name="Text_20_body"><text:span text:style-name="Strong_20_Emphasis">Respuesta correcta:</text:span> B) DHCP<text:line-break/><text:span text:style-name="Strong_20_Emphasis">Explicación:</text:span> DHCP es el protocolo estándar para asignar direcciones IP automáticamente en una red.</text:p>
      <text:p text:style-name="Horizontal_20_Line"/>
      <text:h text:style-name="Heading_20_4" text:outline-level="4">ID: 203-Q004</text:h>
      <text:p text:style-name="Text_20_body"><text:span text:style-name="Strong_20_Emphasis">Respuesta correcta:</text:span> E) A, B y C son correctos<text:line-break/><text:span text:style-name="Strong_20_Emphasis">Explicación:</text:span> <text:span text:style-name="Source_20_Text">route</text:span>, <text:span text:style-name="Source_20_Text">ip route show</text:span> y <text:span text:style-name="Source_20_Text">netstat -r</text:span> pueden mostrar la tabla de rutas IP en Linux.</text:p>
      <text:p text:style-name="Horizontal_20_Line"/>
      <text:h text:style-name="Heading_20_4" text:outline-level="4">ID: 203-Q005</text:h>
      <text:p text:style-name="Text_20_body"><text:span text:style-name="Strong_20_Emphasis">Respuesta correcta:</text:span> B) Definir los servidores DNS para resolución de nombres<text:line-break/><text:span text:style-name="Strong_20_Emphasis">Explicación:</text:span> <text:span text:style-name="Source_20_Text">/etc/resolv.conf</text:span> contiene los servidores DNS que el sistema usa para resolver nombres de dominio.</text:p>
      <text:p text:style-name="Horizontal_20_Line"/>
      <text:h text:style-name="Heading_20_4" text:outline-level="4">ID: 203-Q006</text:h>
      <text:p text:style-name="Text_20_body"><text:span text:style-name="Strong_20_Emphasis">Respuesta correcta:</text:span> A) ping<text:line-break/><text:span text:style-name="Strong_20_Emphasis">Explicación:</text:span> <text:span text:style-name="Source_20_Text">ping</text:span> envía paquetes ICMP para verificar la conectividad de red.</text:p>
      <text:p text:style-name="Horizontal_20_Line"/>
      <text:h text:style-name="Heading_20_4" text:outline-level="4">ID: 203-Q007</text:h>
      <text:p text:style-name="Text_20_body"><text:span text:style-name="Strong_20_Emphasis">Respuesta correcta:</text:span> A) tcpdump<text:line-break/><text:span text:style-name="Strong_20_Emphasis">Explicación:</text:span> <text:span text:style-name="Source_20_Text">tcpdump</text:span> captura y analiza tráfico de red en tiempo real para diagnóstico.</text:p>
      <text:p text:style-name="Horizontal_20_Line"/>
      <text:h text:style-name="Heading_20_4" text:outline-level="4">ID: 203-Q008</text:h>
      <text:p text:style-name="Text_20_body"><text:span text:style-name="Strong_20_Emphasis">Respuesta correcta:</text:span> D) Todas las anteriores pueden usarse para rutas temporales<text:line-break/><text:span text:style-name="Strong_20_Emphasis">Explicación:</text:span> Los comandos listados permiten añadir rutas temporales en Linux.</text:p>
      <text:p text:style-name="Horizontal_20_Line"><text:soft-page-break/></text:p>
      <text:h text:style-name="Heading_20_4" text:outline-level="4">ID: 203-Q009</text:h>
      <text:p text:style-name="Text_20_body"><text:span text:style-name="Strong_20_Emphasis">Respuesta correcta:</text:span> E) A y D son correctas<text:line-break/><text:span text:style-name="Strong_20_Emphasis">Explicación:</text:span> Tanto <text:span text:style-name="Source_20_Text">netstat -tuln</text:span> como <text:span text:style-name="Source_20_Text">ss -tuln</text:span> muestran conexiones TCP y UDP activas.</text:p>
      <text:p text:style-name="Horizontal_20_Line"/>
      <text:h text:style-name="Heading_20_4" text:outline-level="4">ID: 203-Q010</text:h>
      <text:p text:style-name="Text_20_body"><text:span text:style-name="Strong_20_Emphasis">Respuesta correcta:</text:span> A) Configurar reglas de firewall en Linux<text:line-break/><text:span text:style-name="Strong_20_Emphasis">Explicación:</text:span> <text:span text:style-name="Source_20_Text">iptables</text:span> se usa para gestionar las reglas del firewall en sistemas Linux.</text:p>
      <text:h text:style-name="Heading_20_4" text:outline-level="4">ID: 204-Q001</text:h>
      <text:p text:style-name="Text_20_body"><text:span text:style-name="Strong_20_Emphasis">Respuesta correcta:</text:span> A) Definir los dispositivos y puntos de montaje para sistemas de archivos al iniciar<text:line-break/><text:span text:style-name="Strong_20_Emphasis">Explicación:</text:span> <text:span text:style-name="Source_20_Text">/etc/fstab</text:span> indica qué dispositivos se montan automáticamente y dónde en el sistema al arrancar.</text:p>
      <text:p text:style-name="Horizontal_20_Line"/>
      <text:h text:style-name="Heading_20_4" text:outline-level="4">ID: 204-Q002</text:h>
      <text:p text:style-name="Text_20_body"><text:span text:style-name="Strong_20_Emphasis">Respuesta correcta:</text:span> B) renice<text:line-break/><text:span text:style-name="Strong_20_Emphasis">Explicación:</text:span> <text:span text:style-name="Source_20_Text">renice</text:span> cambia la prioridad de ejecución (nice value) de un proceso ya en ejecución.</text:p>
      <text:p text:style-name="Horizontal_20_Line"/>
      <text:h text:style-name="Heading_20_4" text:outline-level="4">ID: 204-Q003</text:h>
      <text:p text:style-name="Text_20_body"><text:span text:style-name="Strong_20_Emphasis">Respuesta correcta:</text:span> C) systemd<text:line-break/><text:span text:style-name="Strong_20_Emphasis">Explicación:</text:span> <text:span text:style-name="Source_20_Text">systemd</text:span> es el sistema de inicio predominante en la mayoría de distribuciones Linux modernas.</text:p>
      <text:p text:style-name="Horizontal_20_Line"/>
      <text:h text:style-name="Heading_20_4" text:outline-level="4">ID: 204-Q004</text:h>
      <text:p text:style-name="Text_20_body"><text:span text:style-name="Strong_20_Emphasis">Respuesta correcta:</text:span> A) /etc/systemd/system/*.service<text:line-break/><text:span text:style-name="Strong_20_Emphasis">Explicación:</text:span> Aquí se almacenan los archivos de configuración de servicios systemd personalizados o modificados.</text:p>
      <text:p text:style-name="Horizontal_20_Line"/>
      <text:h text:style-name="Heading_20_4" text:outline-level="4">ID: 204-Q005</text:h>
      <text:p text:style-name="Text_20_body"><text:span text:style-name="Strong_20_Emphasis">Respuesta correcta:</text:span> B) systemctl enable servicio<text:line-break/><text:span text:style-name="Strong_20_Emphasis">Explicación:</text:span> Este comando habilita un servicio para que se inicie automáticamente en el arranque.</text:p>
      <text:p text:style-name="Horizontal_20_Line"/>
      <text:h text:style-name="Heading_20_4" text:outline-level="4"><text:soft-page-break/>ID: 204-Q006</text:h>
      <text:p text:style-name="Text_20_body"><text:span text:style-name="Strong_20_Emphasis">Respuesta correcta:</text:span> B) top<text:line-break/><text:span text:style-name="Strong_20_Emphasis">Explicación:</text:span> <text:span text:style-name="Source_20_Text">top</text:span> muestra el uso de recursos en tiempo real, como CPU y memoria, para los procesos activos.</text:p>
      <text:p text:style-name="Horizontal_20_Line"/>
      <text:h text:style-name="Heading_20_4" text:outline-level="4">ID: 204-Q007</text:h>
      <text:p text:style-name="Text_20_body"><text:span text:style-name="Strong_20_Emphasis">Respuesta correcta:</text:span> E) Both B and D<text:line-break/><text:span text:style-name="Strong_20_Emphasis">Explicación:</text:span> <text:span text:style-name="Source_20_Text">init</text:span> y <text:span text:style-name="Source_20_Text">telinit</text:span> son comandos usados para cambiar el runlevel en sistemas SysVinit.</text:p>
      <text:p text:style-name="Horizontal_20_Line"/>
      <text:h text:style-name="Heading_20_4" text:outline-level="4">ID: 204-Q008</text:h>
      <text:p text:style-name="Text_20_body"><text:span text:style-name="Strong_20_Emphasis">Respuesta correcta:</text:span> C) /etc/default/grub<text:line-break/><text:span text:style-name="Strong_20_Emphasis">Explicación:</text:span> Este archivo configura opciones que se usan para generar el archivo <text:span text:style-name="Source_20_Text">/boot/grub/grub.cfg</text:span> en GRUB2.</text:p>
      <text:h text:style-name="Heading_20_4" text:outline-level="4">ID: 205-Q001</text:h>
      <text:p text:style-name="Text_20_body"><text:span text:style-name="Strong_20_Emphasis">Respuesta correcta:</text:span> C) journalctl -f<text:line-break/><text:span text:style-name="Strong_20_Emphasis">Explicación:</text:span> <text:span text:style-name="Source_20_Text">journalctl -f</text:span> muestra los mensajes de systemd en tiempo real, similar a <text:span text:style-name="Source_20_Text">tail -f</text:span>.</text:p>
      <text:p text:style-name="Horizontal_20_Line"/>
      <text:h text:style-name="Heading_20_4" text:outline-level="4">ID: 205-Q002</text:h>
      <text:p text:style-name="Text_20_body"><text:span text:style-name="Strong_20_Emphasis">Respuesta correcta:</text:span> A) fsck<text:line-break/><text:span text:style-name="Strong_20_Emphasis">Explicación:</text:span> <text:span text:style-name="Source_20_Text">fsck</text:span> (file system check) se usa para verificar y reparar la integridad de sistemas de archivos como ext4.</text:p>
      <text:p text:style-name="Horizontal_20_Line"/>
      <text:h text:style-name="Heading_20_4" text:outline-level="4">ID: 205-Q003</text:h>
      <text:p text:style-name="Text_20_body"><text:span text:style-name="Strong_20_Emphasis">Respuesta correcta:</text:span> E) /var/log/journal<text:line-break/><text:span text:style-name="Strong_20_Emphasis">Explicación:</text:span> Este es el directorio donde systemd almacena los logs binarios accesibles mediante <text:span text:style-name="Source_20_Text">journalctl</text:span>.</text:p>
      <text:p text:style-name="Horizontal_20_Line"/>
      <text:h text:style-name="Heading_20_4" text:outline-level="4">ID: 205-Q004</text:h>
      <text:p text:style-name="Text_20_body"><text:span text:style-name="Strong_20_Emphasis">Respuesta correcta:</text:span> B) traceroute<text:line-break/><text:span text:style-name="Strong_20_Emphasis">Explicación:</text:span> <text:span text:style-name="Source_20_Text">traceroute</text:span> muestra cada salto (router) por el que pasan los paquetes hasta el destino.</text:p>
      <text:p text:style-name="Horizontal_20_Line"/>
      <text:h text:style-name="Heading_20_4" text:outline-level="4"><text:soft-page-break/>ID: 205-Q005</text:h>
      <text:p text:style-name="Text_20_body"><text:span text:style-name="Strong_20_Emphasis">Respuesta correcta:</text:span> A) iostat<text:line-break/><text:span text:style-name="Strong_20_Emphasis">Explicación:</text:span> <text:span text:style-name="Source_20_Text">iostat</text:span> monitoriza el rendimiento de dispositivos de entrada/salida y uso de disco en tiempo real.</text:p>
      <text:p text:style-name="Horizontal_20_Line"/>
      <text:h text:style-name="Heading_20_4" text:outline-level="4">ID: 205-Q006</text:h>
      <text:p text:style-name="Text_20_body"><text:span text:style-name="Strong_20_Emphasis">Respuesta correcta:</text:span> A) /etc/rsyslog.conf<text:line-break/><text:span text:style-name="Strong_20_Emphasis">Explicación:</text:span> Este archivo configura el comportamiento del sistema de logs <text:span text:style-name="Source_20_Text">rsyslog</text:span>, usado por syslog.</text:p>
      <text:p text:style-name="Horizontal_20_Line"/>
      <text:h text:style-name="Heading_20_4" text:outline-level="4">ID: 205-Q007</text:h>
      <text:p text:style-name="Text_20_body"><text:span text:style-name="Strong_20_Emphasis">Respuesta correcta:</text:span> A) kill<text:line-break/><text:span text:style-name="Strong_20_Emphasis">Explicación:</text:span> <text:span text:style-name="Source_20_Text">kill</text:span> permite enviar señales a un proceso, incluida la señal para terminarlo (por ejemplo, SIGKILL o SIGTERM).</text:p>
      <text:h text:style-name="Heading_20_4" text:outline-level="4">ID: 206-Q001</text:h>
      <text:p text:style-name="Text_20_body"><text:span text:style-name="Strong_20_Emphasis">Respuesta correcta:</text:span> A) /etc/pam.d/common-password<text:line-break/><text:span text:style-name="Strong_20_Emphasis">Explicación:</text:span> En sistemas basados en PAM, este archivo define políticas de complejidad, longitud y renovación de contraseñas.</text:p>
      <text:p text:style-name="Horizontal_20_Line"/>
      <text:h text:style-name="Heading_20_4" text:outline-level="4">ID: 206-Q002</text:h>
      <text:p text:style-name="Text_20_body"><text:span text:style-name="Strong_20_Emphasis">Respuesta correcta:</text:span> A) auditd<text:line-break/><text:span text:style-name="Strong_20_Emphasis">Explicación:</text:span> <text:span text:style-name="Source_20_Text">auditd</text:span> es el demonio del subsistema de auditoría que permite registrar eventos de seguridad para su análisis.</text:p>
      <text:p text:style-name="Horizontal_20_Line"/>
      <text:h text:style-name="Heading_20_4" text:outline-level="4">ID: 206-Q003</text:h>
      <text:p text:style-name="Text_20_body"><text:span text:style-name="Strong_20_Emphasis">Respuesta correcta:</text:span> B) faillog<text:line-break/><text:span text:style-name="Strong_20_Emphasis">Explicación:</text:span> <text:span text:style-name="Source_20_Text">faillog</text:span> muestra los intentos de inicio de sesión fallidos registrados por el sistema.</text:p>
      <text:p text:style-name="Horizontal_20_Line"/>
      <text:h text:style-name="Heading_20_4" text:outline-level="4">ID: 206-Q004</text:h>
      <text:p text:style-name="Text_20_body"><text:span text:style-name="Strong_20_Emphasis">Respuesta correcta:</text:span> A) /etc/hosts.deny<text:line-break/><text:span text:style-name="Strong_20_Emphasis">Explicación:</text:span> TCP Wrappers usa <text:span text:style-name="Source_20_Text">/etc/hosts.allow</text:span> y <text:span text:style-name="Source_20_Text">/etc/hosts.deny</text:span> para permitir o bloquear el acceso a servicios.</text:p>
      <text:p text:style-name="Horizontal_20_Line"/>
      <text:h text:style-name="Heading_20_4" text:outline-level="4"><text:soft-page-break/>ID: 206-Q005</text:h>
      <text:p text:style-name="Text_20_body"><text:span text:style-name="Strong_20_Emphasis">Respuesta correcta:</text:span> A) +s<text:line-break/><text:span text:style-name="Strong_20_Emphasis">Explicación:</text:span> El bit SUID (<text:span text:style-name="Source_20_Text">chmod +s</text:span>) permite que un archivo se ejecute con los privilegios del propietario del archivo, común en binarios como <text:span text:style-name="Source_20_Text">passwd</text:span>.</text:p>
      <text:h text:style-name="Heading_20_4" text:outline-level="4">ID: 207-Q001</text:h>
      <text:p text:style-name="Text_20_body"><text:span text:style-name="Strong_20_Emphasis">Respuesta correcta:</text:span> A) 389<text:line-break/><text:span text:style-name="Strong_20_Emphasis">Explicación:</text:span> El puerto estándar para LDAP sin cifrado es el 389. El 636 es para LDAPS.</text:p>
      <text:p text:style-name="Horizontal_20_Line"/>
      <text:h text:style-name="Heading_20_4" text:outline-level="4">ID: 207-Q002</text:h>
      <text:p text:style-name="Text_20_body"><text:span text:style-name="Strong_20_Emphasis">Respuesta correcta:</text:span> A) ldapsearch<text:line-break/><text:span text:style-name="Strong_20_Emphasis">Explicación:</text:span> <text:span text:style-name="Source_20_Text">ldapsearch</text:span> es la utilidad de línea de comandos para consultar entradas LDAP.</text:p>
      <text:p text:style-name="Horizontal_20_Line"/>
      <text:h text:style-name="Heading_20_4" text:outline-level="4">ID: 207-Q003</text:h>
      <text:p text:style-name="Text_20_body"><text:span text:style-name="Strong_20_Emphasis">Respuesta correcta:</text:span> A) ldapsearch -x "(uid=jdoe)"<text:line-break/><text:span text:style-name="Strong_20_Emphasis">Explicación:</text:span> Esta es la sintaxis básica con el filtro LDAP para buscar un uid específico.</text:p>
      <text:p text:style-name="Horizontal_20_Line"/>
      <text:h text:style-name="Heading_20_4" text:outline-level="4">ID: 207-Q004</text:h>
      <text:p text:style-name="Text_20_body"><text:span text:style-name="Strong_20_Emphasis">Respuesta correcta:</text:span> A) /etc/ldap/ldap.conf<text:line-break/><text:span text:style-name="Strong_20_Emphasis">Explicación:</text:span> Este archivo contiene la configuración principal del cliente LDAP.</text:p>
      <text:p text:style-name="Horizontal_20_Line"/>
      <text:h text:style-name="Heading_20_4" text:outline-level="4">ID: 207-Q005</text:h>
      <text:p text:style-name="Text_20_body"><text:span text:style-name="Strong_20_Emphasis">Respuesta correcta:</text:span> B) ldapadd -f archivo.ldif<text:line-break/><text:span text:style-name="Strong_20_Emphasis">Explicación:</text:span> <text:span text:style-name="Source_20_Text">ldapadd</text:span> se usa para cargar entradas LDIF en el directorio.</text:p>
      <text:p text:style-name="Horizontal_20_Line"/>
      <text:h text:style-name="Heading_20_4" text:outline-level="4">ID: 207-Q006</text:h>
      <text:p text:style-name="Text_20_body"><text:span text:style-name="Strong_20_Emphasis">Respuesta correcta:</text:span> B) cn<text:line-break/><text:span text:style-name="Strong_20_Emphasis">Explicación:</text:span> El atributo <text:span text:style-name="Source_20_Text">cn</text:span> (common name) representa el nombre completo del usuario.</text:p>
      <text:p text:style-name="Horizontal_20_Line"/>
      <text:h text:style-name="Heading_20_4" text:outline-level="4">ID: 207-Q007</text:h>
      <text:p text:style-name="Text_20_body"><text:span text:style-name="Strong_20_Emphasis">Respuesta correcta:</text:span> B) LDAPS<text:line-break/><text:span text:style-name="Strong_20_Emphasis">Explicación:</text:span> LDAPS es la versión cifrada de LDAP que funciona sobre SSL en el puerto 636.</text:p>
      <text:p text:style-name="Horizontal_20_Line"/>
      <text:h text:style-name="Heading_20_4" text:outline-level="4"><text:soft-page-break/>ID: 207-Q008</text:h>
      <text:p text:style-name="Text_20_body"><text:span text:style-name="Strong_20_Emphasis">Respuesta correcta:</text:span> B) slapd<text:line-break/><text:span text:style-name="Strong_20_Emphasis">Explicación:</text:span> <text:span text:style-name="Source_20_Text">slapd</text:span> es el demonio principal del servidor OpenLDAP.</text:p>
      <text:h text:style-name="Heading_20_4" text:outline-level="4">ID: 208-Q001</text:h>
      <text:p text:style-name="Text_20_body"><text:span text:style-name="Strong_20_Emphasis">Respuesta correcta:</text:span> A) /etc/exports<text:line-break/><text:span text:style-name="Strong_20_Emphasis">Explicación:</text:span> Es el archivo principal que define los directorios exportados en el servidor NFS.</text:p>
      <text:p text:style-name="Horizontal_20_Line"/>
      <text:h text:style-name="Heading_20_4" text:outline-level="4">ID: 208-Q002</text:h>
      <text:p text:style-name="Text_20_body"><text:span text:style-name="Strong_20_Emphasis">Respuesta correcta:</text:span> A) ro<text:line-break/><text:span text:style-name="Strong_20_Emphasis">Explicación:</text:span> La opción <text:span text:style-name="Source_20_Text">ro</text:span> en <text:span text:style-name="Source_20_Text">/etc/exports</text:span> especifica que el recurso será de solo lectura para los clientes.</text:p>
      <text:p text:style-name="Horizontal_20_Line"/>
      <text:h text:style-name="Heading_20_4" text:outline-level="4">ID: 208-Q003</text:h>
      <text:p text:style-name="Text_20_body"><text:span text:style-name="Strong_20_Emphasis">Respuesta correcta:</text:span> A) mount -t nfs servidor:/ruta /mnt/punto<text:line-break/><text:span text:style-name="Strong_20_Emphasis">Explicación:</text:span> Es la sintaxis estándar para montar un recurso NFS.</text:p>
      <text:p text:style-name="Horizontal_20_Line"/>
      <text:h text:style-name="Heading_20_4" text:outline-level="4">ID: 208-Q004</text:h>
      <text:p text:style-name="Text_20_body"><text:span text:style-name="Strong_20_Emphasis">Respuesta correcta:</text:span> A) nfs-server<text:line-break/><text:span text:style-name="Strong_20_Emphasis">Explicación:</text:span> NFSv4 puede operar sin <text:span text:style-name="Source_20_Text">rpcbind</text:span>, pero requiere que <text:span text:style-name="Source_20_Text">nfs-server</text:span> esté activo.</text:p>
      <text:p text:style-name="Horizontal_20_Line"/>
      <text:h text:style-name="Heading_20_4" text:outline-level="4">ID: 208-Q005</text:h>
      <text:p text:style-name="Text_20_body"><text:span text:style-name="Strong_20_Emphasis">Respuesta correcta:</text:span> A) /etc/samba/smb.conf<text:line-break/><text:span text:style-name="Strong_20_Emphasis">Explicación:</text:span> Es el archivo central de configuración de Samba en la mayoría de distribuciones.</text:p>
      <text:p text:style-name="Horizontal_20_Line"/>
      <text:h text:style-name="Heading_20_4" text:outline-level="4">ID: 208-Q006</text:h>
      <text:p text:style-name="Text_20_body"><text:span text:style-name="Strong_20_Emphasis">Respuesta correcta:</text:span> A) smbpasswd -a<text:line-break/><text:span text:style-name="Strong_20_Emphasis">Explicación:</text:span> Este comando permite añadir un usuario a la base de Samba y establecer su contraseña.</text:p>
      <text:p text:style-name="Horizontal_20_Line"/>
      <text:h text:style-name="Heading_20_4" text:outline-level="4">ID: 208-Q007</text:h>
      <text:p text:style-name="Text_20_body"><text:span text:style-name="Strong_20_Emphasis">Respuesta correcta:</text:span> A) workgroup<text:line-break/><text:span text:style-name="Strong_20_Emphasis">Explicación:</text:span> Define el nombre del grupo de trabajo al que pertenece el servidor Samba.</text:p>
      <text:p text:style-name="Horizontal_20_Line"/>
      <text:h text:style-name="Heading_20_4" text:outline-level="4"><text:soft-page-break/>ID: 208-Q008</text:h>
      <text:p text:style-name="Text_20_body"><text:span text:style-name="Strong_20_Emphasis">Respuesta correcta:</text:span> A) testparm<text:line-break/><text:span text:style-name="Strong_20_Emphasis">Explicación:</text:span> <text:span text:style-name="Source_20_Text">testparm</text:span> valida la sintaxis y estructura del archivo <text:span text:style-name="Source_20_Text">smb.conf</text:span>.</text:p>
      <text:p text:style-name="Horizontal_20_Line"/>
      <text:h text:style-name="Heading_20_4" text:outline-level="4">ID: 208-Q009</text:h>
      <text:p text:style-name="Text_20_body"><text:span text:style-name="Strong_20_Emphasis">Respuesta correcta:</text:span> A) smbclient -L servidor<text:line-break/><text:span text:style-name="Strong_20_Emphasis">Explicación:</text:span> Lista los recursos compartidos disponibles en un servidor Samba.</text:p>
      <text:p text:style-name="Horizontal_20_Line"/>
      <text:h text:style-name="Heading_20_4" text:outline-level="4">ID: 208-Q010</text:h>
      <text:p text:style-name="Text_20_body"><text:span text:style-name="Strong_20_Emphasis">Respuesta correcta:</text:span> E) valid users = @grupo<text:line-break/><text:span text:style-name="Strong_20_Emphasis">Explicación:</text:span> Restringe el acceso a usuarios específicos o a un grupo, pero permite que el recurso sea visible (si <text:span text:style-name="Source_20_Text">browseable = yes</text:span>).</text:p>
      <text:h text:style-name="Heading_20_3" text:outline-level="3">209.1 – Samba Server Configuration</text:h>
      <text:h text:style-name="Heading_20_4" text:outline-level="4">ID: 209-Q001</text:h>
      <text:p text:style-name="Text_20_body"><text:span text:style-name="Strong_20_Emphasis">Respuesta correcta:</text:span> E) net ads join<text:line-break/><text:span text:style-name="Strong_20_Emphasis">Explicación:</text:span> <text:span text:style-name="Source_20_Text">net ads join</text:span> es el comando estándar para unir un servidor Samba a un dominio Active Directory.</text:p>
      <text:p text:style-name="Horizontal_20_Line"/>
      <text:h text:style-name="Heading_20_4" text:outline-level="4">ID: 209-Q002</text:h>
      <text:p text:style-name="Text_20_body"><text:span text:style-name="Strong_20_Emphasis">Respuesta correcta:</text:span> B) [share]<text:line-break/><text:span text:style-name="Strong_20_Emphasis">Explicación:</text:span> Cada recurso compartido en Samba se define en su propia sección, típicamente con el nombre entre corchetes.</text:p>
      <text:p text:style-name="Horizontal_20_Line"/>
      <text:h text:style-name="Heading_20_4" text:outline-level="4">ID: 209-Q003</text:h>
      <text:p text:style-name="Text_20_body"><text:span text:style-name="Strong_20_Emphasis">Respuesta correcta:</text:span> A) guest ok = yes<text:line-break/><text:span text:style-name="Strong_20_Emphasis">Explicación:</text:span> Esta opción permite que los usuarios no autenticados accedan al recurso como "guest".</text:p>
      <text:p text:style-name="Horizontal_20_Line"/>
      <text:h text:style-name="Heading_20_4" text:outline-level="4">ID: 209-Q004</text:h>
      <text:p text:style-name="Text_20_body"><text:span text:style-name="Strong_20_Emphasis">Respuesta correcta:</text:span> B) NTLMv2<text:line-break/><text:span text:style-name="Strong_20_Emphasis">Explicación:</text:span> Samba utiliza NTLMv2 para integrarse con Active Directory, ya que es más seguro que LM y NTLM.</text:p>
      <text:p text:style-name="Horizontal_20_Line"/>
      <text:h text:style-name="Heading_20_4" text:outline-level="4"><text:soft-page-break/>ID: 209-Q005</text:h>
      <text:p text:style-name="Text_20_body"><text:span text:style-name="Strong_20_Emphasis">Respuesta correcta:</text:span> A) systemctl restart smbd<text:line-break/><text:span text:style-name="Strong_20_Emphasis">Explicación:</text:span> En sistemas con <text:span text:style-name="Source_20_Text">systemd</text:span>, se utiliza <text:span text:style-name="Source_20_Text">smbd</text:span> para controlar el demonio principal de Samba.</text:p>
      <text:p text:style-name="Horizontal_20_Line"/>
      <text:h text:style-name="Heading_20_4" text:outline-level="4">ID: 209-Q006</text:h>
      <text:p text:style-name="Text_20_body"><text:span text:style-name="Strong_20_Emphasis">Respuesta correcta:</text:span> A) pdbedit -L<text:line-break/><text:span text:style-name="Strong_20_Emphasis">Explicación:</text:span> Este comando muestra los usuarios registrados en la base de datos de Samba.</text:p>
      <text:p text:style-name="Horizontal_20_Line"/>
      <text:h text:style-name="Heading_20_4" text:outline-level="4">ID: 209-Q007</text:h>
      <text:p text:style-name="Text_20_body"><text:span text:style-name="Strong_20_Emphasis">Respuesta correcta:</text:span> A) Solo el grupo especificado puede acceder<text:line-break/><text:span text:style-name="Strong_20_Emphasis">Explicación:</text:span> <text:span text:style-name="Source_20_Text">valid users = @grupo</text:span> restringe el acceso al recurso únicamente a los miembros de ese grupo.</text:p>
      <text:p text:style-name="Horizontal_20_Line"/>
      <text:h text:style-name="Heading_20_3" text:outline-level="3">209.2 – NFS Server Configuration</text:h>
      <text:h text:style-name="Heading_20_4" text:outline-level="4">ID: 209-Q008</text:h>
      <text:p text:style-name="Text_20_body"><text:span text:style-name="Strong_20_Emphasis">Respuesta correcta:</text:span> A) root_squash<text:line-break/><text:span text:style-name="Strong_20_Emphasis">Explicación:</text:span> Esta opción convierte al usuario root remoto en <text:span text:style-name="Source_20_Text">nobody</text:span>, mejorando la seguridad del servidor.</text:p>
      <text:p text:style-name="Horizontal_20_Line"/>
      <text:h text:style-name="Heading_20_4" text:outline-level="4">ID: 209-Q009</text:h>
      <text:p text:style-name="Text_20_body"><text:span text:style-name="Strong_20_Emphasis">Respuesta correcta:</text:span> D) exportfs -r<text:line-break/><text:span text:style-name="Strong_20_Emphasis">Explicación:</text:span> <text:span text:style-name="Source_20_Text">exportfs -r</text:span> recarga las exportaciones NFS sin necesidad de reiniciar el servicio.</text:p>
      <text:p text:style-name="Horizontal_20_Line"/>
      <text:h text:style-name="Heading_20_4" text:outline-level="4">ID: 209-Q010</text:h>
      <text:p text:style-name="Text_20_body"><text:span text:style-name="Strong_20_Emphasis">Respuesta correcta:</text:span> E) mount -o restrict_root<text:line-break/><text:span text:style-name="Strong_20_Emphasis">Explicación:</text:span> Aunque las opciones de squash se definen en el servidor (<text:span text:style-name="Source_20_Text">/etc/exports</text:span>), esta opción en cliente imita esa política al bloquear privilegios root.</text:p>
      <text:h text:style-name="Heading_20_4" text:outline-level="4">ID: 210-Q001</text:h>
      <text:p text:style-name="Text_20_body"><text:span text:style-name="Strong_20_Emphasis">Respuesta correcta:</text:span> A) pam_tally2<text:line-break/><text:span text:style-name="Strong_20_Emphasis">Explicación:</text:span> <text:span text:style-name="Source_20_Text">pam_tally2</text:span> registra intentos fallidos y puede bloquear usuarios tras un número definido de fallos.</text:p>
      <text:p text:style-name="Horizontal_20_Line"/>
      <text:h text:style-name="Heading_20_4" text:outline-level="4"><text:soft-page-break/>ID: 210-Q002</text:h>
      <text:p text:style-name="Text_20_body"><text:span text:style-name="Strong_20_Emphasis">Respuesta correcta:</text:span> A) PermitRootLogin no<text:line-break/><text:span text:style-name="Strong_20_Emphasis">Explicación:</text:span> Esta opción en <text:span text:style-name="Source_20_Text">sshd_config</text:span> impide el acceso directo por SSH como root.</text:p>
      <text:p text:style-name="Horizontal_20_Line"/>
      <text:h text:style-name="Heading_20_4" text:outline-level="4">ID: 210-Q003</text:h>
      <text:p text:style-name="Text_20_body"><text:span text:style-name="Strong_20_Emphasis">Respuesta correcta:</text:span> A) google-authenticator<text:line-break/><text:span text:style-name="Strong_20_Emphasis">Explicación:</text:span> Es la herramienta estándar para configurar tokens 2FA compatibles con Google Authenticator.</text:p>
      <text:p text:style-name="Horizontal_20_Line"/>
      <text:h text:style-name="Heading_20_4" text:outline-level="4">ID: 210-Q004</text:h>
      <text:p text:style-name="Text_20_body"><text:span text:style-name="Strong_20_Emphasis">Respuesta correcta:</text:span> A) AllowUsers<text:line-break/><text:span text:style-name="Strong_20_Emphasis">Explicación:</text:span> <text:span text:style-name="Source_20_Text">AllowUsers</text:span> en <text:span text:style-name="Source_20_Text">sshd_config</text:span> define qué usuarios pueden iniciar sesión vía SSH.</text:p>
      <text:p text:style-name="Horizontal_20_Line"/>
      <text:h text:style-name="Heading_20_4" text:outline-level="4">ID: 210-Q005</text:h>
      <text:p text:style-name="Text_20_body"><text:span text:style-name="Strong_20_Emphasis">Respuesta correcta:</text:span> C) journalctl -u sshd<text:line-break/><text:span text:style-name="Strong_20_Emphasis">Explicación:</text:span> <text:span text:style-name="Source_20_Text">journalctl</text:span> permite revisar logs del servicio <text:span text:style-name="Source_20_Text">sshd</text:span> incluyendo intentos fallidos.</text:p>
      <text:p text:style-name="Horizontal_20_Line"/>
      <text:h text:style-name="Heading_20_4" text:outline-level="4">ID: 210-Q006</text:h>
      <text:p text:style-name="Text_20_body"><text:span text:style-name="Strong_20_Emphasis">Respuesta correcta:</text:span> B) Tripwire<text:line-break/><text:span text:style-name="Strong_20_Emphasis">Explicación:</text:span> Tripwire monitorea y detecta cambios en archivos críticos para la seguridad.</text:p>
      <text:p text:style-name="Horizontal_20_Line"/>
      <text:h text:style-name="Heading_20_4" text:outline-level="4">ID: 210-Q007</text:h>
      <text:p text:style-name="Text_20_body"><text:span text:style-name="Strong_20_Emphasis">Respuesta correcta:</text:span> A) chcon<text:line-break/><text:span text:style-name="Strong_20_Emphasis">Explicación:</text:span> <text:span text:style-name="Source_20_Text">chcon</text:span> cambia contextos de seguridad SELinux en archivos y directorios.</text:p>
      <text:p text:style-name="Horizontal_20_Line"/>
      <text:h text:style-name="Heading_20_4" text:outline-level="4">ID: 210-Q008</text:h>
      <text:p text:style-name="Text_20_body"><text:span text:style-name="Strong_20_Emphasis">Respuesta correcta:</text:span> A) permissive<text:line-break/><text:span text:style-name="Strong_20_Emphasis">Explicación:</text:span> El modo <text:span text:style-name="Source_20_Text">permissive</text:span> registra violaciones SELinux sin bloquearlas, útil para pruebas.</text:p>
      <text:p text:style-name="Horizontal_20_Line"/>
      <text:h text:style-name="Heading_20_4" text:outline-level="4">ID: 210-Q009</text:h>
      <text:p text:style-name="Text_20_body"><text:span text:style-name="Strong_20_Emphasis">Respuesta correcta:</text:span> A) /etc/selinux/config<text:line-break/><text:span text:style-name="Strong_20_Emphasis">Explicación:</text:span> Archivo principal para configurar la política SELinux activa en el sistema.</text:p>
      <text:p text:style-name="Horizontal_20_Line"/>
      <text:h text:style-name="Heading_20_4" text:outline-level="4"><text:soft-page-break/>ID: 210-Q010</text:h>
      <text:p text:style-name="Text_20_body"><text:span text:style-name="Strong_20_Emphasis">Respuesta correcta:</text:span> E) Todas las anteriores permiten hacerlo<text:line-break/><text:span text:style-name="Strong_20_Emphasis">Explicación:</text:span> <text:span text:style-name="Source_20_Text">fail2ban</text:span>, <text:span text:style-name="Source_20_Text">iptables</text:span>, <text:span text:style-name="Source_20_Text">sshguard</text:span> y <text:span text:style-name="Source_20_Text">denyhosts</text:span> pueden bloquear IPs tras intentos fallidos.</text:p>
      <text:h text:style-name="Heading_20_4" text:outline-level="4">ID: 211-Q001</text:h>
      <text:p text:style-name="Text_20_body"><text:span text:style-name="Strong_20_Emphasis">Respuesta correcta:</text:span> D) du -h --max-depth=1 /path<text:line-break/><text:span text:style-name="Strong_20_Emphasis">Explicación:</text:span> Muestra el tamaño de los directorios de primer nivel dentro de <text:span text:style-name="Source_20_Text">/path</text:span> de forma legible para humanos.</text:p>
      <text:p text:style-name="Horizontal_20_Line"/>
      <text:h text:style-name="Heading_20_4" text:outline-level="4">ID: 211-Q002</text:h>
      <text:p text:style-name="Text_20_body"><text:span text:style-name="Strong_20_Emphasis">Respuesta correcta:</text:span> B) lvcreate<text:line-break/><text:span text:style-name="Strong_20_Emphasis">Explicación:</text:span> <text:span text:style-name="Source_20_Text">lvcreate</text:span> se usa para crear volúmenes lógicos en LVM, la herramienta estándar para administración avanzada de discos.</text:p>
      <text:p text:style-name="Horizontal_20_Line"/>
      <text:h text:style-name="Heading_20_4" text:outline-level="4">ID: 211-Q003</text:h>
      <text:p text:style-name="Text_20_body"><text:span text:style-name="Strong_20_Emphasis">Respuesta correcta:</text:span> C) /usr/lib/udev/rules.d/<text:line-break/><text:span text:style-name="Strong_20_Emphasis">Explicación:</text:span> Las reglas por defecto de udev se encuentran en esta ruta; las personalizadas se colocan en <text:span text:style-name="Source_20_Text">/etc/udev/rules.d/</text:span>.</text:p>
      <text:p text:style-name="Horizontal_20_Line"/>
      <text:h text:style-name="Heading_20_4" text:outline-level="4">ID: 211-Q004</text:h>
      <text:p text:style-name="Text_20_body"><text:span text:style-name="Strong_20_Emphasis">Respuesta correcta:</text:span> B) e2fsck<text:line-break/><text:span text:style-name="Strong_20_Emphasis">Explicación:</text:span> <text:span text:style-name="Source_20_Text">e2fsck</text:span> es la herramienta para verificar y reparar sistemas de archivos ext2/ext3/ext4.</text:p>
      <text:p text:style-name="Horizontal_20_Line"/>
      <text:h text:style-name="Heading_20_4" text:outline-level="4">ID: 211-Q005</text:h>
      <text:p text:style-name="Text_20_body"><text:span text:style-name="Strong_20_Emphasis">Respuesta correcta:</text:span> A) nice y renice<text:line-break/><text:span text:style-name="Strong_20_Emphasis">Explicación:</text:span> <text:span text:style-name="Source_20_Text">nice</text:span> establece la prioridad al iniciar el proceso; <text:span text:style-name="Source_20_Text">renice</text:span> permite cambiar la prioridad de procesos en ejecución.</text:p>
      <text:p text:style-name="Horizontal_20_Line"/>
      <text:h text:style-name="Heading_20_4" text:outline-level="4">ID: 211-Q006</text:h>
      <text:p text:style-name="Text_20_body"><text:span text:style-name="Strong_20_Emphasis">Respuesta correcta:</text:span> A) /etc/systemd/system/<text:line-break/><text:span text:style-name="Strong_20_Emphasis">Explicación:</text:span> Aquí se configuran y sobreescriben los servicios y unidades que se inician con systemd.</text:p>
      <text:p text:style-name="Horizontal_20_Line"/>
      <text:h text:style-name="Heading_20_4" text:outline-level="4"><text:soft-page-break/>ID: 211-Q007</text:h>
      <text:p text:style-name="Text_20_body"><text:span text:style-name="Strong_20_Emphasis">Respuesta correcta:</text:span> A) mdadm<text:line-break/><text:span text:style-name="Strong_20_Emphasis">Explicación:</text:span> <text:span text:style-name="Source_20_Text">mdadm</text:span> es la herramienta estándar para crear y gestionar arreglos RAID por software en Linux.</text:p>
      <text:p text:style-name="Horizontal_20_Line"/>
      <text:h text:style-name="Heading_20_4" text:outline-level="4">ID: 211-Q008</text:h>
      <text:p text:style-name="Text_20_body"><text:span text:style-name="Strong_20_Emphasis">Respuesta correcta:</text:span> A) systemctl list-dependencies<text:line-break/><text:span text:style-name="Strong_20_Emphasis">Explicación:</text:span> Muestra las dependencias y relaciones entre unidades y servicios en systemd.</text:p>
      <text:p text:style-name="Horizontal_20_Line"/>
      <text:h text:style-name="Heading_20_4" text:outline-level="4">ID: 211-Q009</text:h>
      <text:p text:style-name="Text_20_body"><text:span text:style-name="Strong_20_Emphasis">Respuesta correcta:</text:span> E) iftop<text:line-break/><text:span text:style-name="Strong_20_Emphasis">Explicación:</text:span> <text:span text:style-name="Source_20_Text">iftop</text:span> permite monitorizar en tiempo real el uso del ancho de banda por conexión.</text:p>
      <text:p text:style-name="Horizontal_20_Line"/>
      <text:h text:style-name="Heading_20_4" text:outline-level="4">ID: 211-Q010</text:h>
      <text:p text:style-name="Text_20_body"><text:span text:style-name="Strong_20_Emphasis">Respuesta correcta:</text:span> A) mount -o opciones /dev/dispositivo /punto/de/montaje<text:line-break/><text:span text:style-name="Strong_20_Emphasis">Explicación:</text:span> El comando <text:span text:style-name="Source_20_Text">mount</text:span> con <text:span text:style-name="Source_20_Text">-o</text:span> permite especificar opciones para el montaje del sistema de archivos.</text:p>
      <text:h text:style-name="Heading_20_4" text:outline-level="4">ID: 212-Q001</text:h>
      <text:p text:style-name="Text_20_body"><text:span text:style-name="Strong_20_Emphasis">Respuesta correcta:</text:span> C) ip route show<text:line-break/><text:span text:style-name="Strong_20_Emphasis">Explicación:</text:span> <text:span text:style-name="Source_20_Text">ip route show</text:span> es el comando moderno para visualizar la tabla de rutas en Linux.</text:p>
      <text:p text:style-name="Horizontal_20_Line"/>
      <text:h text:style-name="Heading_20_4" text:outline-level="4">ID: 212-Q002</text:h>
      <text:p text:style-name="Text_20_body"><text:span text:style-name="Strong_20_Emphasis">Respuesta correcta:</text:span> B) DHCP<text:line-break/><text:span text:style-name="Strong_20_Emphasis">Explicación:</text:span> DHCP asigna direcciones IP automáticamente a dispositivos en una red.</text:p>
      <text:p text:style-name="Horizontal_20_Line"/>
      <text:h text:style-name="Heading_20_4" text:outline-level="4">ID: 212-Q003</text:h>
      <text:p text:style-name="Text_20_body"><text:span text:style-name="Strong_20_Emphasis">Respuesta correcta:</text:span> A) tcpdump<text:line-break/><text:span text:style-name="Strong_20_Emphasis">Explicación:</text:span> <text:span text:style-name="Source_20_Text">tcpdump</text:span> captura y analiza paquetes en tiempo real desde interfaces de red.</text:p>
      <text:p text:style-name="Horizontal_20_Line"/>
      <text:h text:style-name="Heading_20_4" text:outline-level="4">ID: 212-Q004</text:h>
      <text:p text:style-name="Text_20_body"><text:span text:style-name="Strong_20_Emphasis">Respuesta correcta:</text:span> A) /etc/network/interfaces<text:line-break/><text:span text:style-name="Strong_20_Emphasis">Explicación:</text:span> En Debian y derivados, este archivo configura las interfaces de red estáticas y dinámicas.</text:p>
      <text:p text:style-name="Horizontal_20_Line"/>
      <text:h text:style-name="Heading_20_4" text:outline-level="4"><text:soft-page-break/>ID: 212-Q005</text:h>
      <text:p text:style-name="Text_20_body"><text:span text:style-name="Strong_20_Emphasis">Respuesta correcta:</text:span> E) Tanto A, B y D son correctas<text:line-break/><text:span text:style-name="Strong_20_Emphasis">Explicación:</text:span> <text:span text:style-name="Source_20_Text">ifconfig</text:span>, <text:span text:style-name="Source_20_Text">ip link</text:span> y los comandos <text:span text:style-name="Source_20_Text">ifup/ifdown</text:span> pueden habilitar o deshabilitar interfaces.</text:p>
      <text:p text:style-name="Horizontal_20_Line"/>
      <text:h text:style-name="Heading_20_4" text:outline-level="4">ID: 212-Q006</text:h>
      <text:p text:style-name="Text_20_body"><text:span text:style-name="Strong_20_Emphasis">Respuesta correcta:</text:span> B) DNS<text:line-break/><text:span text:style-name="Strong_20_Emphasis">Explicación:</text:span> DNS resuelve nombres de dominio a direcciones IP en una red.</text:p>
      <text:p text:style-name="Horizontal_20_Line"/>
      <text:h text:style-name="Heading_20_4" text:outline-level="4">ID: 212-Q007</text:h>
      <text:p text:style-name="Text_20_body"><text:span text:style-name="Strong_20_Emphasis">Respuesta correcta:</text:span> E) Todas las anteriores<text:line-break/><text:span text:style-name="Strong_20_Emphasis">Explicación:</text:span> Todos estos comandos muestran conexiones activas y puertos en uso con distintas opciones.</text:p>
      <text:p text:style-name="Horizontal_20_Line"/>
      <text:h text:style-name="Heading_20_4" text:outline-level="4">ID: 212-Q008</text:h>
      <text:p text:style-name="Text_20_body"><text:span text:style-name="Strong_20_Emphasis">Respuesta correcta:</text:span> A) NTP<text:line-break/><text:span text:style-name="Strong_20_Emphasis">Explicación:</text:span> NTP sincroniza el reloj del sistema con servidores de tiempo en la red.</text:p>
      <text:p text:style-name="Horizontal_20_Line"/>
      <text:h text:style-name="Heading_20_4" text:outline-level="4">ID: 212-Q009</text:h>
      <text:p text:style-name="Text_20_body"><text:span text:style-name="Strong_20_Emphasis">Respuesta correcta:</text:span> A) ping<text:line-break/><text:span text:style-name="Strong_20_Emphasis">Explicación:</text:span> <text:span text:style-name="Source_20_Text">ping</text:span> envía paquetes ICMP para comprobar la conectividad con otro host.</text:p>
      <text:p text:style-name="Horizontal_20_Line"/>
      <text:h text:style-name="Heading_20_4" text:outline-level="4">ID: 212-Q010</text:h>
      <text:p text:style-name="Text_20_body"><text:span text:style-name="Strong_20_Emphasis">Respuesta correcta:</text:span> C) netplan<text:line-break/><text:span text:style-name="Strong_20_Emphasis">Explicación:</text:span> <text:span text:style-name="Source_20_Text">netplan</text:span> es la utilidad para configurar red mediante YAML en Ubuntu 20.04+.</text:p>
      <text:p text:style-name="Horizontal_20_Line"/>
      <text:h text:style-name="Heading_20_4" text:outline-level="4">ID: 213-Q001</text:h>
      <text:p text:style-name="Text_20_body"><text:span text:style-name="Strong_20_Emphasis">Respuesta correcta:</text:span> B) LDAP<text:line-break/><text:span text:style-name="Strong_20_Emphasis">Explicación:</text:span> LDAP (Lightweight Directory Access Protocol) es el estándar para acceder y gestionar servicios de directorio.</text:p>
      <text:p text:style-name="Horizontal_20_Line"/>
      <text:h text:style-name="Heading_20_4" text:outline-level="4">ID: 213-Q002</text:h>
      <text:p text:style-name="Text_20_body"><text:span text:style-name="Strong_20_Emphasis">Respuesta correcta:</text:span> C) 389<text:line-break/><text:span text:style-name="Strong_20_Emphasis">Explicación:</text:span> El puerto 389 es el puerto estándar para comunicaciones LDAP sin cifrado.</text:p>
      <text:p text:style-name="Horizontal_20_Line"/>
      <text:h text:style-name="Heading_20_4" text:outline-level="4"><text:soft-page-break/>ID: 213-Q003</text:h>
      <text:p text:style-name="Text_20_body"><text:span text:style-name="Strong_20_Emphasis">Respuesta correcta:</text:span> B) ldapsearch<text:line-break/><text:span text:style-name="Strong_20_Emphasis">Explicación:</text:span> <text:span text:style-name="Source_20_Text">ldapsearch</text:span> se usa para realizar consultas o búsquedas en un directorio LDAP.</text:p>
      <text:p text:style-name="Horizontal_20_Line"/>
      <text:h text:style-name="Heading_20_4" text:outline-level="4">ID: 213-Q004</text:h>
      <text:p text:style-name="Text_20_body"><text:span text:style-name="Strong_20_Emphasis">Respuesta correcta:</text:span> A) /etc/ldap/ldap.conf<text:line-break/><text:span text:style-name="Strong_20_Emphasis">Explicación:</text:span> Archivo principal de configuración del cliente LDAP en la mayoría de distribuciones Linux.</text:p>
      <text:p text:style-name="Horizontal_20_Line"/>
      <text:h text:style-name="Heading_20_4" text:outline-level="4">ID: 213-Q005</text:h>
      <text:p text:style-name="Text_20_body"><text:span text:style-name="Strong_20_Emphasis">Respuesta correcta:</text:span> B) ldapadd<text:line-break/><text:span text:style-name="Strong_20_Emphasis">Explicación:</text:span> <text:span text:style-name="Source_20_Text">ldapadd</text:span> se utiliza para añadir nuevas entradas al directorio LDAP.</text:p>
      <text:p text:style-name="Horizontal_20_Line"/>
      <text:h text:style-name="Heading_20_4" text:outline-level="4">ID: 213-Q006</text:h>
      <text:p text:style-name="Text_20_body"><text:span text:style-name="Strong_20_Emphasis">Respuesta correcta:</text:span> B) -D<text:line-break/><text:span text:style-name="Strong_20_Emphasis">Explicación:</text:span> La opción <text:span text:style-name="Source_20_Text">-D</text:span> especifica el DN (Distinguished Name) del usuario para autenticación en ldapsearch.</text:p>
      <text:p text:style-name="Horizontal_20_Line"/>
      <text:h text:style-name="Heading_20_4" text:outline-level="4">ID: 213-Q007</text:h>
      <text:p text:style-name="Text_20_body"><text:span text:style-name="Strong_20_Emphasis">Respuesta correcta:</text:span> A) Configura el demonio que consulta LDAP para autenticación NSS<text:line-break/><text:span text:style-name="Strong_20_Emphasis">Explicación:</text:span> <text:span text:style-name="Source_20_Text">/etc/nslcd.conf</text:span> configura el cliente <text:span text:style-name="Source_20_Text">nslcd</text:span> que permite la integración LDAP con NSS.</text:p>
      <text:p text:style-name="Horizontal_20_Line"/>
      <text:h text:style-name="Heading_20_4" text:outline-level="4">ID: 213-Q008</text:h>
      <text:p text:style-name="Text_20_body"><text:span text:style-name="Strong_20_Emphasis">Respuesta correcta:</text:span> B) OpenLDAP<text:line-break/><text:span text:style-name="Strong_20_Emphasis">Explicación:</text:span> OpenLDAP es el servidor LDAP más usado en entornos Linux.</text:p>
      <text:p text:style-name="Horizontal_20_Line"/>
      <text:h text:style-name="Heading_20_4" text:outline-level="4">ID: 213-Q009</text:h>
      <text:p text:style-name="Text_20_body"><text:span text:style-name="Strong_20_Emphasis">Respuesta correcta:</text:span> B) systemctl restart slapd<text:line-break/><text:span text:style-name="Strong_20_Emphasis">Explicación:</text:span> <text:span text:style-name="Source_20_Text">slapd</text:span> es el demonio de OpenLDAP, y se controla con systemd.</text:p>
      <text:p text:style-name="Horizontal_20_Line"/>
      <text:h text:style-name="Heading_20_4" text:outline-level="4">ID: 213-Q010</text:h>
      <text:p text:style-name="Text_20_body"><text:span text:style-name="Strong_20_Emphasis">Respuesta correcta:</text:span> A) SSL/TLS<text:line-break/><text:span text:style-name="Strong_20_Emphasis">Explicación:</text:span> LDAP puede cifrarse usando SSL o TLS para proteger la comunicación.</text:p>
      <text:p text:style-name="Horizontal_20_Line"/>
      <text:h text:style-name="Heading_20_4" text:outline-level="4"><text:soft-page-break/>ID: 214-Q001</text:h>
      <text:p text:style-name="Text_20_body"><text:span text:style-name="Strong_20_Emphasis">Respuesta correcta:</text:span> A) /etc/exports<text:line-break/><text:span text:style-name="Strong_20_Emphasis">Explicación:</text:span> Este es el archivo principal donde se definen los directorios a exportar vía NFS.</text:p>
      <text:p text:style-name="Horizontal_20_Line"/>
      <text:h text:style-name="Heading_20_4" text:outline-level="4">ID: 214-Q002</text:h>
      <text:p text:style-name="Text_20_body"><text:span text:style-name="Strong_20_Emphasis">Respuesta correcta:</text:span> A) exportfs -r<text:line-break/><text:span text:style-name="Strong_20_Emphasis">Explicación:</text:span> <text:span text:style-name="Source_20_Text">exportfs -r</text:span> recarga las exportaciones NFS sin necesidad de reiniciar el servicio.</text:p>
      <text:p text:style-name="Horizontal_20_Line"/>
      <text:h text:style-name="Heading_20_4" text:outline-level="4">ID: 214-Q003</text:h>
      <text:p text:style-name="Text_20_body"><text:span text:style-name="Strong_20_Emphasis">Respuesta correcta:</text:span> A) 2049<text:line-break/><text:span text:style-name="Strong_20_Emphasis">Explicación:</text:span> El puerto 2049 es el estándar para el servicio NFS.</text:p>
      <text:p text:style-name="Horizontal_20_Line"/>
      <text:h text:style-name="Heading_20_4" text:outline-level="4">ID: 214-Q004</text:h>
      <text:p text:style-name="Text_20_body"><text:span text:style-name="Strong_20_Emphasis">Respuesta correcta:</text:span> A) rpcbind<text:line-break/><text:span text:style-name="Strong_20_Emphasis">Explicación:</text:span> <text:span text:style-name="Source_20_Text">rpcbind</text:span> es necesario para registrar y localizar los servicios RPC usados por NFS.</text:p>
      <text:p text:style-name="Horizontal_20_Line"/>
      <text:h text:style-name="Heading_20_4" text:outline-level="4">ID: 214-Q005</text:h>
      <text:p text:style-name="Text_20_body"><text:span text:style-name="Strong_20_Emphasis">Respuesta correcta:</text:span> A) /etc/samba/smb.conf<text:line-break/><text:span text:style-name="Strong_20_Emphasis">Explicación:</text:span> Archivo principal de configuración de Samba, donde se definen recursos y parámetros.</text:p>
      <text:p text:style-name="Horizontal_20_Line"/>
      <text:h text:style-name="Heading_20_4" text:outline-level="4">ID: 214-Q006</text:h>
      <text:p text:style-name="Text_20_body"><text:span text:style-name="Strong_20_Emphasis">Respuesta correcta:</text:span> A) smbstatus<text:line-break/><text:span text:style-name="Strong_20_Emphasis">Explicación:</text:span> <text:span text:style-name="Source_20_Text">smbstatus</text:span> muestra información sobre usuarios y recursos actualmente activos en Samba.</text:p>
      <text:p text:style-name="Horizontal_20_Line"/>
      <text:h text:style-name="Heading_20_4" text:outline-level="4">ID: 214-Q007</text:h>
      <text:p text:style-name="Text_20_body"><text:span text:style-name="Strong_20_Emphasis">Respuesta correcta:</text:span> B) TCP<text:line-break/><text:span text:style-name="Strong_20_Emphasis">Explicación:</text:span> SMB utiliza TCP para la comunicación en redes modernas.</text:p>
      <text:p text:style-name="Horizontal_20_Line"/>
      <text:h text:style-name="Heading_20_4" text:outline-level="4">ID: 214-Q008</text:h>
      <text:p text:style-name="Text_20_body"><text:span text:style-name="Strong_20_Emphasis">Respuesta correcta:</text:span> E) Todas las anteriores<text:line-break/><text:span text:style-name="Strong_20_Emphasis">Explicación:</text:span> Los comandos listados son variantes válidas para montar recursos NFS, incluyendo NFSv4.</text:p>
      <text:p text:style-name="Horizontal_20_Line"/>
      <text:h text:style-name="Heading_20_4" text:outline-level="4"><text:soft-page-break/>ID: 214-Q009</text:h>
      <text:p text:style-name="Text_20_body"><text:span text:style-name="Strong_20_Emphasis">Respuesta correcta:</text:span> C) systemctl restart smbd<text:line-break/><text:span text:style-name="Strong_20_Emphasis">Explicación:</text:span> <text:span text:style-name="Source_20_Text">smbd</text:span> es el servicio principal de Samba que maneja el compartido de archivos.</text:p>
      <text:p text:style-name="Horizontal_20_Line"/>
      <text:h text:style-name="Heading_20_4" text:outline-level="4">ID: 214-Q010</text:h>
      <text:p text:style-name="Text_20_body"><text:span text:style-name="Strong_20_Emphasis">Respuesta correcta:</text:span> B) ro<text:line-break/><text:span text:style-name="Strong_20_Emphasis">Explicación:</text:span> La opción <text:span text:style-name="Source_20_Text">ro</text:span> en <text:span text:style-name="Source_20_Text">/etc/exports</text:span> configura el recurso como solo lectura para los clientes.</text:p>
      <text:p text:style-name="Horizontal_20_Line"/>
      <text:p text:style-name="Text_20_body"/>
      <text:h text:style-name="Heading_20_4" text:outline-level="4">ID: 215-Q001</text:h>
      <text:p text:style-name="Text_20_body"><text:span text:style-name="Strong_20_Emphasis">Respuesta correcta:</text:span> A) UDP<text:line-break/><text:span text:style-name="Strong_20_Emphasis">Explicación:</text:span> OpenVPN utiliza UDP por defecto para tunelizar tráfico, ya que es más eficiente para VPNs.</text:p>
      <text:p text:style-name="Horizontal_20_Line"/>
      <text:h text:style-name="Heading_20_4" text:outline-level="4">ID: 215-Q002</text:h>
      <text:p text:style-name="Text_20_body"><text:span text:style-name="Strong_20_Emphasis">Respuesta correcta:</text:span> A) /etc/openvpn/server.conf<text:line-break/><text:span text:style-name="Strong_20_Emphasis">Explicación:</text:span> Archivo principal de configuración del servidor OpenVPN en la mayoría de distribuciones.</text:p>
      <text:p text:style-name="Horizontal_20_Line"/>
      <text:h text:style-name="Heading_20_4" text:outline-level="4">ID: 215-Q003</text:h>
      <text:p text:style-name="Text_20_body"><text:span text:style-name="Strong_20_Emphasis">Respuesta correcta:</text:span> B) systemctl start openvpn-server@server.service<text:line-break/><text:span text:style-name="Strong_20_Emphasis">Explicación:</text:span> En sistemas con systemd, OpenVPN server se inicia con este comando usando la plantilla de servicio.</text:p>
      <text:p text:style-name="Horizontal_20_Line"/>
      <text:h text:style-name="Heading_20_4" text:outline-level="4">ID: 215-Q004</text:h>
      <text:p text:style-name="Text_20_body"><text:span text:style-name="Strong_20_Emphasis">Respuesta correcta:</text:span> B) tun<text:line-break/><text:span text:style-name="Strong_20_Emphasis">Explicación:</text:span> OpenVPN crea un dispositivo virtual TUN para tunelizar paquetes IP.</text:p>
      <text:p text:style-name="Horizontal_20_Line"/>
      <text:h text:style-name="Heading_20_4" text:outline-level="4">ID: 215-Q005</text:h>
      <text:p text:style-name="Text_20_body"><text:span text:style-name="Strong_20_Emphasis">Respuesta correcta:</text:span> E) Todas las anteriores<text:line-break/><text:span text:style-name="Strong_20_Emphasis">Explicación:</text:span> <text:span text:style-name="Source_20_Text">tls-auth</text:span>, <text:span text:style-name="Source_20_Text">ca</text:span>, <text:span text:style-name="Source_20_Text">cert</text:span> y <text:span text:style-name="Source_20_Text">key</text:span> son opciones necesarias para la autenticación basada en certificados.</text:p>
      <text:p text:style-name="Horizontal_20_Line"/>
      <text:h text:style-name="Heading_20_4" text:outline-level="4"><text:soft-page-break/>ID: 215-Q006</text:h>
      <text:p text:style-name="Text_20_body"><text:span text:style-name="Strong_20_Emphasis">Respuesta correcta:</text:span> A) 1194<text:line-break/><text:span text:style-name="Strong_20_Emphasis">Explicación:</text:span> Puerto UDP 1194 es el puerto por defecto para OpenVPN.</text:p>
      <text:p text:style-name="Horizontal_20_Line"/>
      <text:h text:style-name="Heading_20_4" text:outline-level="4">ID: 215-Q007</text:h>
      <text:p text:style-name="Text_20_body"><text:span text:style-name="Strong_20_Emphasis">Respuesta correcta:</text:span> B) server.key<text:line-break/><text:span text:style-name="Strong_20_Emphasis">Explicación:</text:span> El archivo <text:span text:style-name="Source_20_Text">server.key</text:span> contiene la clave privada del servidor OpenVPN.</text:p>
      <text:p text:style-name="Horizontal_20_Line"/>
      <text:h text:style-name="Heading_20_4" text:outline-level="4">ID: 215-Q008</text:h>
      <text:p text:style-name="Text_20_body"><text:span text:style-name="Strong_20_Emphasis">Respuesta correcta:</text:span> A) ip_forward<text:line-break/><text:span text:style-name="Strong_20_Emphasis">Explicación:</text:span> Para que OpenVPN enrute tráfico, es necesario habilitar el reenvío IP en el kernel.</text:p>
      <text:p text:style-name="Horizontal_20_Line"/>
      <text:h text:style-name="Heading_20_4" text:outline-level="4">ID: 215-Q009</text:h>
      <text:p text:style-name="Text_20_body"><text:span text:style-name="Strong_20_Emphasis">Respuesta correcta:</text:span> B) systemctl status openvpn@server<text:line-break/><text:span text:style-name="Strong_20_Emphasis">Explicación:</text:span> Muestra el estado del servicio OpenVPN servidor con systemd usando la plantilla.</text:p>
      <text:p text:style-name="Horizontal_20_Line"/>
      <text:h text:style-name="Heading_20_4" text:outline-level="4">ID: 215-Q010</text:h>
      <text:p text:style-name="Text_20_body"><text:span text:style-name="Strong_20_Emphasis">Respuesta correcta:</text:span> A) Enviar todo el tráfico del cliente a través del túnel VPN<text:line-break/><text:span text:style-name="Strong_20_Emphasis">Explicación:</text:span> La opción <text:span text:style-name="Source_20_Text">push "redirect-gateway def1"</text:span> fuerza que todo el tráfico cliente pase por la VPN.</text:p>
      <text:p text:style-name="Horizontal_20_Line"/>
      <text:h text:style-name="Heading_20_4" text:outline-level="4">D: 216-Q001</text:h>
      <text:p text:style-name="Text_20_body"><text:span text:style-name="Strong_20_Emphasis">Respuesta correcta:</text:span> A) df -h<text:line-break/><text:span text:style-name="Strong_20_Emphasis">Explicación:</text:span> <text:span text:style-name="Source_20_Text">df -h</text:span> muestra el uso de disco en un formato legible para humanos (ej. GB, MB).</text:p>
      <text:p text:style-name="Horizontal_20_Line"/>
      <text:h text:style-name="Heading_20_4" text:outline-level="4">ID: 216-Q002</text:h>
      <text:p text:style-name="Text_20_body"><text:span text:style-name="Strong_20_Emphasis">Respuesta correcta:</text:span> D) CephFS<text:line-break/><text:span text:style-name="Strong_20_Emphasis">Explicación:</text:span> CephFS es un sistema de archivos distribuido muy usado en entornos Linux.</text:p>
      <text:p text:style-name="Horizontal_20_Line"/>
      <text:h text:style-name="Heading_20_4" text:outline-level="4">ID: 216-Q003</text:h>
      <text:p text:style-name="Text_20_body"><text:span text:style-name="Strong_20_Emphasis">Respuesta correcta:</text:span> B) e2fsck<text:line-break/><text:span text:style-name="Strong_20_Emphasis">Explicación:</text:span> <text:span text:style-name="Source_20_Text">e2fsck</text:span> es la herramienta estándar para revisar y reparar sistemas ext2/3/4.</text:p>
      <text:p text:style-name="Horizontal_20_Line"/>
      <text:h text:style-name="Heading_20_4" text:outline-level="4"><text:soft-page-break/>ID: 216-Q004</text:h>
      <text:p text:style-name="Text_20_body"><text:span text:style-name="Strong_20_Emphasis">Respuesta correcta:</text:span> C) async<text:line-break/><text:span text:style-name="Strong_20_Emphasis">Explicación:</text:span> <text:span text:style-name="Source_20_Text">async</text:span> permite que las escrituras se realicen de forma asíncrona, mejorando rendimiento.</text:p>
      <text:p text:style-name="Horizontal_20_Line"/>
      <text:h text:style-name="Heading_20_4" text:outline-level="4">ID: 216-Q005</text:h>
      <text:p text:style-name="Text_20_body"><text:span text:style-name="Strong_20_Emphasis">Respuesta correcta:</text:span> A) tune2fs<text:line-break/><text:span text:style-name="Strong_20_Emphasis">Explicación:</text:span> <text:span text:style-name="Source_20_Text">tune2fs</text:span> modifica parámetros y ajustes de sistemas ext2/3/4.</text:p>
      <text:p text:style-name="Horizontal_20_Line"/>
      <text:h text:style-name="Heading_20_4" text:outline-level="4">ID: 216-Q006</text:h>
      <text:p text:style-name="Text_20_body"><text:span text:style-name="Strong_20_Emphasis">Respuesta correcta:</text:span> A) Combinar dos sistemas de archivos para dar una vista unificada<text:line-break/><text:span text:style-name="Strong_20_Emphasis">Explicación:</text:span> overlayfs permite montar un sistema como combinación de dos capas, útil en contenedores.</text:p>
      <text:p text:style-name="Horizontal_20_Line"/>
      <text:h text:style-name="Heading_20_4" text:outline-level="4">ID: 216-Q007</text:h>
      <text:p text:style-name="Text_20_body"><text:span text:style-name="Strong_20_Emphasis">Respuesta correcta:</text:span> A) EXT4<text:line-break/><text:span text:style-name="Strong_20_Emphasis">Explicación:</text:span> EXT4 soporta cuotas para limitar el uso de disco por usuarios o grupos.</text:p>
      <text:p text:style-name="Horizontal_20_Line"/>
      <text:h text:style-name="Heading_20_4" text:outline-level="4">ID: 216-Q008</text:h>
      <text:p text:style-name="Text_20_body"><text:span text:style-name="Strong_20_Emphasis">Respuesta correcta:</text:span> A) cat /proc/filesystems<text:line-break/><text:span text:style-name="Strong_20_Emphasis">Explicación:</text:span> Este archivo muestra los sistemas de archivos que el kernel tiene disponibles.</text:p>
      <text:p text:style-name="Horizontal_20_Line"/>
      <text:h text:style-name="Heading_20_4" text:outline-level="4">ID: 216-Q009</text:h>
      <text:p text:style-name="Text_20_body"><text:span text:style-name="Strong_20_Emphasis">Respuesta correcta:</text:span> A) Montar un directorio en otro punto del sistema de archivos<text:line-break/><text:span text:style-name="Strong_20_Emphasis">Explicación:</text:span> <text:span text:style-name="Source_20_Text">mount --bind</text:span> permite montar un directorio existente en otro punto sin copiar datos.</text:p>
      <text:p text:style-name="Horizontal_20_Line"/>
      <text:h text:style-name="Heading_20_4" text:outline-level="4">ID: 216-Q010</text:h>
      <text:p text:style-name="Text_20_body"><text:span text:style-name="Strong_20_Emphasis">Respuesta correcta:</text:span> A) ro<text:line-break/><text:span text:style-name="Strong_20_Emphasis">Explicación:</text:span> <text:span text:style-name="Source_20_Text">ro</text:span> en <text:span text:style-name="Source_20_Text">fstab</text:span> indica que el sistema de archivos debe montarse en modo solo lectura.</text:p>
      <text:p text:style-name="Horizontal_20_Line"/>
      <text:p text:style-name="Text_20_body"/>
      <text:p text:style-name="Text_20_body"/>
      <text:p text:style-name="P2"/>
      <text:p text:style-name="Standard"/>
      <text:p text:style-name="P1">---</text:p>
      <text:p text:style-name="Standard"/>
      <text:p text:style-name="Standard">#### ID: 201.1-Q001 <text:s/></text:p>
      <text:p text:style-name="Standard">**Pregunta:** <text:s/></text:p>
      <text:p text:style-name="Standard">¿Qué comando se utiliza para mostrar los módulos del kernel actualmente cargados en el sistema?</text:p>
      <text:p text:style-name="Standard"/>
      <text:p text:style-name="Standard">A) modinfo <text:s/></text:p>
      <text:p text:style-name="Standard">B) lsmod <text:s/></text:p>
      <text:p text:style-name="Standard">C) modprobe <text:s/></text:p>
      <text:p text:style-name="Standard">D) insmod <text:s/></text:p>
      <text:p text:style-name="Standard">E) rmmod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lsmod` muestra los módulos del kernel cargados actualmente.</text:p>
      <text:p text:style-name="Standard"/>
      <text:p text:style-name="Standard">---</text:p>
      <text:p text:style-name="Standard"/>
      <text:p text:style-name="Standard">#### ID: 201.1-Q002 <text:s/></text:p>
      <text:p text:style-name="Standard">**Pregunta:** <text:s/></text:p>
      <text:p text:style-name="Standard">¿Cuál es el propósito principal del archivo `/boot/config-X.X.X-X-generic`?</text:p>
      <text:p text:style-name="Standard"/>
      <text:p text:style-name="Standard">A) Contiene la lista de usuarios del sistema <text:s/></text:p>
      <text:p text:style-name="Standard">B) Almacena las opciones de configuración del kernel <text:s/></text:p>
      <text:p text:style-name="Standard">C) Registra los dispositivos conectados al sistema <text:s/></text:p>
      <text:p text:style-name="Standard">D) Define los parámetros de red del sistema <text:s/></text:p>
      <text:p text:style-name="Standard">E) Muestra estadísticas de uso del kernel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Este archivo contiene las opciones usadas durante la compilación del kernel.</text:p>
      <text:p text:style-name="Standard"/>
      <text:p text:style-name="Standard">---</text:p>
      <text:p text:style-name="Standard"/>
      <text:p text:style-name="Standard">#### ID: 201.1-Q003 <text:s/></text:p>
      <text:p text:style-name="Standard">**Pregunta:** <text:s/></text:p>
      <text:p text:style-name="Standard">¿Qué herramienta se usa para construir una imagen initramfs después de instalar un nuevo kernel?</text:p>
      <text:p text:style-name="Standard"/>
      <text:p text:style-name="Standard">A) mkinitrd <text:s/></text:p>
      <text:p text:style-name="Standard">B) dracut <text:s/></text:p>
      <text:p text:style-name="Standard">C) update-initramfs <text:s/></text:p>
      <text:p text:style-name="Standard">D) initramfs-tools <text:s/></text:p>
      <text:p text:style-name="Standard">E) grub-mkconfig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<text:soft-page-break/>`update-initramfs` es el comando usado en sistemas Debian/Ubuntu para regenerar imágenes initramfs.</text:p>
      <text:p text:style-name="Standard"/>
      <text:p text:style-name="Standard">---</text:p>
      <text:p text:style-name="Standard"/>
      <text:p text:style-name="Standard">#### ID: 201.1-Q004 <text:s/></text:p>
      <text:p text:style-name="Standard">**Pregunta:** <text:s/></text:p>
      <text:p text:style-name="Standard">¿Cuál de los siguientes NO es un directorio válido dentro del árbol fuente del kernel donde se encuentran archivos de configuración?</text:p>
      <text:p text:style-name="Standard"/>
      <text:p text:style-name="Standard">A) arch/ <text:s/></text:p>
      <text:p text:style-name="Standard">B) drivers/ <text:s/></text:p>
      <text:p text:style-name="Standard">C) fs/ <text:s/></text:p>
      <text:p text:style-name="Standard">D) net/ <text:s/></text:p>
      <text:p text:style-name="Standard">E) bin/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El directorio `bin/` no existe en el árbol fuente del kernel; está presente en el sistema de archivos del usuario.</text:p>
      <text:p text:style-name="Standard"/>
      <text:p text:style-name="Standard">---</text:p>
      <text:p text:style-name="Standard"/>
      <text:p text:style-name="Standard">#### ID: 201.1-Q005 <text:s/></text:p>
      <text:p text:style-name="Standard">**Pregunta:** <text:s/></text:p>
      <text:p text:style-name="Standard">¿Qué opción de arranque del kernel puede utilizarse para especificar el dispositivo raíz?</text:p>
      <text:p text:style-name="Standard"/>
      <text:p text:style-name="Standard">A) rootdev <text:s/></text:p>
      <text:p text:style-name="Standard">B) rd.root <text:s/></text:p>
      <text:p text:style-name="Standard">C) root <text:s/></text:p>
      <text:p text:style-name="Standard">D) device-root <text:s/></text:p>
      <text:p text:style-name="Standard">E) boot-device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La opción `root=` seguida del identificador del dispositivo indica al kernel qué partición montar como raíz.</text:p>
      <text:p text:style-name="Standard"/>
      <text:p text:style-name="Standard">---</text:p>
      <text:p text:style-name="Standard"/>
      <text:p text:style-name="Standard">#### ID: 201.1-Q006 <text:s/></text:p>
      <text:p text:style-name="Standard">**Pregunta:** <text:s/></text:p>
      <text:p text:style-name="Standard">¿Qué comando se puede usar para añadir permanentemente un módulo del kernel al arranque?</text:p>
      <text:p text:style-name="Standard"/>
      <text:p text:style-name="Standard">A) echo module_name &gt;&gt; /etc/modules-load.d/modules.conf <text:s/></text:p>
      <text:p text:style-name="Standard">B) modprobe --add module_name <text:s/></text:p>
      <text:p text:style-name="Standard">C) modinfo module_name <text:s/></text:p>
      <text:p text:style-name="Standard">D) depmod -a <text:s/></text:p>
      <text:p text:style-name="Standard">E) modprobe -r module_name <text:s/></text:p>
      <text:p text:style-name="Standard"/>
      <text:p text:style-name="Standard"><text:soft-page-break/>**Respuesta correcta:** A</text:p>
      <text:p text:style-name="Standard"/>
      <text:p text:style-name="Standard">**Explicación:** <text:s/></text:p>
      <text:p text:style-name="Standard">Añadir el nombre del módulo al archivo `/etc/modules-load.d/modules.conf` asegura su carga automática.</text:p>
      <text:p text:style-name="Standard"/>
      <text:p text:style-name="Standard">---</text:p>
      <text:p text:style-name="Standard"/>
      <text:p text:style-name="Standard">#### ID: 201.1-Q007 <text:s/></text:p>
      <text:p text:style-name="Standard">**Pregunta:** <text:s/></text:p>
      <text:p text:style-name="Standard">¿Qué utilidad permite generar dependencias entre módulos del kernel?</text:p>
      <text:p text:style-name="Standard"/>
      <text:p text:style-name="Standard">A) modprobe <text:s/></text:p>
      <text:p text:style-name="Standard">B) lsmod <text:s/></text:p>
      <text:p text:style-name="Standard">C) depmod <text:s/></text:p>
      <text:p text:style-name="Standard">D) modinfo <text:s/></text:p>
      <text:p text:style-name="Standard">E) insmod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`depmod` genera un archivo con las dependencias entre módulos del kernel.</text:p>
      <text:p text:style-name="Standard"/>
      <text:p text:style-name="Standard">---</text:p>
      <text:p text:style-name="Standard"/>
      <text:p text:style-name="Standard">#### ID: 201.1-Q008 <text:s/></text:p>
      <text:p text:style-name="Standard">**Pregunta:** <text:s/></text:p>
      <text:p text:style-name="Standard">¿Qué parámetro del kernel se usa comúnmente para iniciar en modo monousuario o de recuperación?</text:p>
      <text:p text:style-name="Standard"/>
      <text:p text:style-name="Standard">A) single <text:s/></text:p>
      <text:p text:style-name="Standard">B) rescue <text:s/></text:p>
      <text:p text:style-name="Standard">C) emergency <text:s/></text:p>
      <text:p text:style-name="Standard">D) recovery <text:s/></text:p>
      <text:p text:style-name="Standard">E) safe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l parámetro `single` inicia el sistema en modo monousuario, útil para recuperación.</text:p>
      <text:p text:style-name="Standard"/>
      <text:p text:style-name="Standard">---</text:p>
      <text:p text:style-name="Standard"/>
      <text:p text:style-name="Standard">#### ID: 201.1-Q009 <text:s/></text:p>
      <text:p text:style-name="Standard">**Pregunta:** <text:s/></text:p>
      <text:p text:style-name="Standard">¿Cuál de los siguientes comandos se usa para insertar manualmente un módulo del kernel?</text:p>
      <text:p text:style-name="Standard"/>
      <text:p text:style-name="Standard">A) modprobe <text:s/></text:p>
      <text:p text:style-name="Standard">B) insmod <text:s/></text:p>
      <text:p text:style-name="Standard">C) rmmod <text:s/></text:p>
      <text:p text:style-name="Standard">D) depmod <text:s/></text:p>
      <text:p text:style-name="Standard">E) lsmod <text:s/></text:p>
      <text:p text:style-name="Standard"><text:soft-page-break/></text:p>
      <text:p text:style-name="Standard">**Respuesta correcta:** B</text:p>
      <text:p text:style-name="Standard"/>
      <text:p text:style-name="Standard">**Explicación:** <text:s/></text:p>
      <text:p text:style-name="Standard">`insmod` carga un módulo sin resolver dependencias; `modprobe` sí lo hace.</text:p>
      <text:p text:style-name="Standard"/>
      <text:p text:style-name="Standard">---</text:p>
      <text:p text:style-name="Standard"/>
      <text:p text:style-name="Standard">#### ID: 201.1-Q010 <text:s/></text:p>
      <text:p text:style-name="Standard">**Pregunta:** <text:s/></text:p>
      <text:p text:style-name="Standard">¿Cuál de los siguientes archivos contiene información sobre los módulos del kernel que deben cargarse automáticamente durante el arranque?</text:p>
      <text:p text:style-name="Standard"/>
      <text:p text:style-name="Standard">A) /etc/modprobe.d/modules.conf <text:s/></text:p>
      <text:p text:style-name="Standard">B) /etc/modules <text:s/></text:p>
      <text:p text:style-name="Standard">C) /etc/kernel/modules.conf <text:s/></text:p>
      <text:p text:style-name="Standard">D) /etc/default/grub <text:s/></text:p>
      <text:p text:style-name="Standard">E) /etc/sysconfig/modules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En sistemas basados en Debian, `/etc/modules` define los módulos a cargar al inicio.</text:p>
      <text:p text:style-name="Standard"/>
      <text:p text:style-name="Standard">#### ID: 201.2-Q001 <text:s/></text:p>
      <text:p text:style-name="Standard">**Pregunta:** <text:s/></text:p>
      <text:p text:style-name="Standard">¿Cuál es el propósito principal del gestor de arranque GRUB?</text:p>
      <text:p text:style-name="Standard"/>
      <text:p text:style-name="Standard">A) Gestionar usuarios del sistema <text:s/></text:p>
      <text:p text:style-name="Standard">B) Cargar el kernel y el sistema de archivos raíz <text:s/></text:p>
      <text:p text:style-name="Standard">C) Configurar la red <text:s/></text:p>
      <text:p text:style-name="Standard">D) Ejecutar scripts de inicio del sistema <text:s/></text:p>
      <text:p text:style-name="Standard">E) Gestionar logs del sistema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GRUB es un gestor de arranque que permite seleccionar el kernel e iniciar el sistema operativo.</text:p>
      <text:p text:style-name="Standard"/>
      <text:p text:style-name="Standard">---</text:p>
      <text:p text:style-name="Standard"/>
      <text:p text:style-name="Standard">#### ID: 201.2-Q002 <text:s/></text:p>
      <text:p text:style-name="Standard">**Pregunta:** <text:s/></text:p>
      <text:p text:style-name="Standard">¿Qué archivo se utiliza para configurar manualmente las opciones predeterminadas de GRUB?</text:p>
      <text:p text:style-name="Standard"/>
      <text:p text:style-name="Standard">A) /etc/default/grub <text:s/></text:p>
      <text:p text:style-name="Standard">B) /boot/grub.cfg <text:s/></text:p>
      <text:p text:style-name="Standard">C) /etc/grub.d/ <text:s/></text:p>
      <text:p text:style-name="Standard">D) /etc/boot/grub.conf <text:s/></text:p>
      <text:p text:style-name="Standard">E) /boot/grub/menu.lst <text:s/></text:p>
      <text:p text:style-name="Standard"/>
      <text:p text:style-name="Standard">**Respuesta correcta:** A</text:p>
      <text:p text:style-name="Standard"><text:soft-page-break/></text:p>
      <text:p text:style-name="Standard">**Explicación:** <text:s/></text:p>
      <text:p text:style-name="Standard">`/etc/default/grub` contiene las opciones principales usadas para generar `grub.cfg`.</text:p>
      <text:p text:style-name="Standard"/>
      <text:p text:style-name="Standard">---</text:p>
      <text:p text:style-name="Standard"/>
      <text:p text:style-name="Standard">#### ID: 201.2-Q003 <text:s/></text:p>
      <text:p text:style-name="Standard">**Pregunta:** <text:s/></text:p>
      <text:p text:style-name="Standard">¿Qué comando se utiliza para regenerar el archivo de configuración de GRUB en sistemas basados en Debian?</text:p>
      <text:p text:style-name="Standard"/>
      <text:p text:style-name="Standard">A) grub-install <text:s/></text:p>
      <text:p text:style-name="Standard">B) update-grub <text:s/></text:p>
      <text:p text:style-name="Standard">C) grub-mkconfig <text:s/></text:p>
      <text:p text:style-name="Standard">D) grub-rebuild <text:s/></text:p>
      <text:p text:style-name="Standard">E) grub-update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update-grub` es un alias de `grub-mkconfig -o /boot/grub/grub.cfg` en Debian/Ubuntu.</text:p>
      <text:p text:style-name="Standard"/>
      <text:p text:style-name="Standard">---</text:p>
      <text:p text:style-name="Standard"/>
      <text:p text:style-name="Standard">#### ID: 201.2-Q004 <text:s/></text:p>
      <text:p text:style-name="Standard">**Pregunta:** <text:s/></text:p>
      <text:p text:style-name="Standard">¿Cuál de los siguientes NO es un estado válido de arranque (target) en systemd?</text:p>
      <text:p text:style-name="Standard"/>
      <text:p text:style-name="Standard">A) multi-user.target <text:s/></text:p>
      <text:p text:style-name="Standard">B) graphical.target <text:s/></text:p>
      <text:p text:style-name="Standard">C) rescue.target <text:s/></text:p>
      <text:p text:style-name="Standard">D) boot.target <text:s/></text:p>
      <text:p text:style-name="Standard">E) emergency.target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`boot.target` no existe como target válido en systemd; el proceso termina en `default.target`.</text:p>
      <text:p text:style-name="Standard"/>
      <text:p text:style-name="Standard">---</text:p>
      <text:p text:style-name="Standard"/>
      <text:p text:style-name="Standard">#### ID: 201.2-Q005 <text:s/></text:p>
      <text:p text:style-name="Standard">**Pregunta:** <text:s/></text:p>
      <text:p text:style-name="Standard">¿Cómo se puede cambiar temporalmente el target de arranque por defecto en una sesión de GRUB?</text:p>
      <text:p text:style-name="Standard"/>
      <text:p text:style-name="Standard">A) Modificando /etc/inittab <text:s/></text:p>
      <text:p text:style-name="Standard">B) Usando systemctl set-default <text:s/></text:p>
      <text:p text:style-name="Standard">C) Editando el menú de arranque y añadiendo un parámetro al kernel <text:s/></text:p>
      <text:p text:style-name="Standard">D) Reiniciando el sistema con reboot -t <text:s/></text:p>
      <text:p text:style-name="Standard">E) Usando initctl change-runlevel <text:s/></text:p>
      <text:p text:style-name="Standard"/>
      <text:p text:style-name="Standard">**Respuesta correcta:** C</text:p>
      <text:p text:style-name="Standard"><text:soft-page-break/></text:p>
      <text:p text:style-name="Standard">**Explicación:** <text:s/></text:p>
      <text:p text:style-name="Standard">Durante el arranque, se puede editar la línea del kernel y añadir el nombre del target deseado.</text:p>
      <text:p text:style-name="Standard"/>
      <text:p text:style-name="Standard">---</text:p>
      <text:p text:style-name="Standard"/>
      <text:p text:style-name="Standard">#### ID: 201.2-Q006 <text:s/></text:p>
      <text:p text:style-name="Standard">**Pregunta:** <text:s/></text:p>
      <text:p text:style-name="Standard">¿Qué comando muestra el target actual del sistema en systemd?</text:p>
      <text:p text:style-name="Standard"/>
      <text:p text:style-name="Standard">A) systemctl get-level <text:s/></text:p>
      <text:p text:style-name="Standard">B) systemctl current-target <text:s/></text:p>
      <text:p text:style-name="Standard">C) systemctl get-default <text:s/></text:p>
      <text:p text:style-name="Standard">D) systemctl status default <text:s/></text:p>
      <text:p text:style-name="Standard">E) systemctl list-units --default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`systemctl get-default` muestra el target predeterminado del sistema.</text:p>
      <text:p text:style-name="Standard"/>
      <text:p text:style-name="Standard">---</text:p>
      <text:p text:style-name="Standard"/>
      <text:p text:style-name="Standard">#### ID: 201.2-Q007 <text:s/></text:p>
      <text:p text:style-name="Standard">**Pregunta:** <text:s/></text:p>
      <text:p text:style-name="Standard">¿En qué directorio se encuentran los scripts de arranque de GRUB?</text:p>
      <text:p text:style-name="Standard"/>
      <text:p text:style-name="Standard">A) /etc/grub.d/ <text:s/></text:p>
      <text:p text:style-name="Standard">B) /boot/grub/ <text:s/></text:p>
      <text:p text:style-name="Standard">C) /usr/share/grub/ <text:s/></text:p>
      <text:p text:style-name="Standard">D) /lib/grub/ <text:s/></text:p>
      <text:p text:style-name="Standard">E) /var/lib/grub/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Los scripts en `/etc/grub.d/` generan dinámicamente el menú de arranque de GRUB.</text:p>
      <text:p text:style-name="Standard"/>
      <text:p text:style-name="Standard">---</text:p>
      <text:p text:style-name="Standard"/>
      <text:p text:style-name="Standard">#### ID: 201.2-Q008 <text:s/></text:p>
      <text:p text:style-name="Standard">**Pregunta:** <text:s/></text:p>
      <text:p text:style-name="Standard">¿Qué comando se usa para establecer el target por defecto en modo gráfico en systemd?</text:p>
      <text:p text:style-name="Standard"/>
      <text:p text:style-name="Standard">A) systemctl set-default graphical.target <text:s/></text:p>
      <text:p text:style-name="Standard">B) systemctl set-default multi-user.target <text:s/></text:p>
      <text:p text:style-name="Standard">C) systemctl enable graphical-mode <text:s/></text:p>
      <text:p text:style-name="Standard">D) systemctl default graphical <text:s/></text:p>
      <text:p text:style-name="Standard">E) systemctl switch-to graphical.target <text:s/></text:p>
      <text:p text:style-name="Standard"/>
      <text:p text:style-name="Standard">**Respuesta correcta:** A</text:p>
      <text:p text:style-name="Standard"/>
      <text:p text:style-name="Standard"><text:soft-page-break/>**Explicación:** <text:s/></text:p>
      <text:p text:style-name="Standard">`set-default` configura el target por defecto que se cargará al iniciar.</text:p>
      <text:p text:style-name="Standard"/>
      <text:p text:style-name="Standard">---</text:p>
      <text:p text:style-name="Standard"/>
      <text:p text:style-name="Standard">#### ID: 201.2-Q009 <text:s/></text:p>
      <text:p text:style-name="Standard">**Pregunta:** <text:s/></text:p>
      <text:p text:style-name="Standard">¿Cuál de las siguientes NO es una ventaja de usar systemd frente a SysVinit?</text:p>
      <text:p text:style-name="Standard"/>
      <text:p text:style-name="Standard">A) Inicio paralelo de servicios <text:s/></text:p>
      <text:p text:style-name="Standard">B) Mejor gestión de dependencias <text:s/></text:p>
      <text:p text:style-name="Standard">C) Menor consumo de recursos <text:s/></text:p>
      <text:p text:style-name="Standard">D) Más rápido en entornos grandes <text:s/></text:p>
      <text:p text:style-name="Standard">E) Soporte extendido para contenedores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Systemd suele consumir más recursos que SysVinit debido a su mayor funcionalidad.</text:p>
      <text:p text:style-name="Standard"/>
      <text:p text:style-name="Standard">---</text:p>
      <text:p text:style-name="Standard"/>
      <text:p text:style-name="Standard">#### ID: 201.2-Q010 <text:s/></text:p>
      <text:p text:style-name="Standard">**Pregunta:** <text:s/></text:p>
      <text:p text:style-name="Standard">¿Qué comando se usa para verificar si un servicio está habilitado para iniciar automáticamente en el arranque?</text:p>
      <text:p text:style-name="Standard"/>
      <text:p text:style-name="Standard">A) systemctl is-enabled service_name <text:s/></text:p>
      <text:p text:style-name="Standard">B) systemctl show service_name <text:s/></text:p>
      <text:p text:style-name="Standard">C) systemctl status service_name <text:s/></text:p>
      <text:p text:style-name="Standard">D) systemctl list-unit-files | grep service_name <text:s/></text:p>
      <text:p text:style-name="Standard">E) systemctl enabled service_name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systemctl is-enabled` devuelve el estado de activación del servicio en el arranque.</text:p>
      <text:p text:style-name="Standard"/>
      <text:p text:style-name="Standard">#### ID: 201.4-Q001 <text:s/></text:p>
      <text:p text:style-name="Standard">**Pregunta:** <text:s/></text:p>
      <text:p text:style-name="Standard">¿Cuál de los siguientes comandos muestra información detallada sobre las interfaces de red activas?</text:p>
      <text:p text:style-name="Standard"/>
      <text:p text:style-name="Standard">A) ifconfig -a <text:s/></text:p>
      <text:p text:style-name="Standard">B) ip addr show <text:s/></text:p>
      <text:p text:style-name="Standard">C) netstat -i <text:s/></text:p>
      <text:p text:style-name="Standard">D) nmcli device show <text:s/></text:p>
      <text:p text:style-name="Standard">E) All of the above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Todos estos comandos pueden mostrar información sobre las interfaces de red activas o inactivas.</text:p>
      <text:p text:style-name="Standard"><text:soft-page-break/></text:p>
      <text:p text:style-name="Standard">---</text:p>
      <text:p text:style-name="Standard"/>
      <text:p text:style-name="Standard">#### ID: 201.4-Q002 <text:s/></text:p>
      <text:p text:style-name="Standard">**Pregunta:** <text:s/></text:p>
      <text:p text:style-name="Standard">¿Qué archivo se usa típicamente para configurar una dirección IP estática en sistemas basados en Debian?</text:p>
      <text:p text:style-name="Standard"/>
      <text:p text:style-name="Standard">A) /etc/network/interfaces <text:s/></text:p>
      <text:p text:style-name="Standard">B) /etc/sysconfig/network-scripts/ifcfg-eth0 <text:s/></text:p>
      <text:p text:style-name="Standard">C) /etc/dhcp/dhclient.conf <text:s/></text:p>
      <text:p text:style-name="Standard">D) /etc/hosts <text:s/></text:p>
      <text:p text:style-name="Standard">E) /etc/resolv.conf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n sistemas basados en Debian, `/etc/network/interfaces` se usa tradicionalmente para configurar interfaces.</text:p>
      <text:p text:style-name="Standard"/>
      <text:p text:style-name="Standard">---</text:p>
      <text:p text:style-name="Standard"/>
      <text:p text:style-name="Standard">#### ID: 201.4-Q003 <text:s/></text:p>
      <text:p text:style-name="Standard">**Pregunta:** <text:s/></text:p>
      <text:p text:style-name="Standard">¿Qué comando se utiliza para asignar una dirección IP temporalmente a una interfaz de red?</text:p>
      <text:p text:style-name="Standard"/>
      <text:p text:style-name="Standard">A) ifconfig eth0 192.168.1.10 netmask 255.255.255.0 <text:s/></text:p>
      <text:p text:style-name="Standard">B) ip addr add 192.168.1.10/24 dev eth0 <text:s/></text:p>
      <text:p text:style-name="Standard">C) dhclient eth0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Ambos comandos A y B son válidos para asignar una dirección IP temporal a una interfaz.</text:p>
      <text:p text:style-name="Standard"/>
      <text:p text:style-name="Standard">---</text:p>
      <text:p text:style-name="Standard"/>
      <text:p text:style-name="Standard">#### ID: 201.4-Q004 <text:s/></text:p>
      <text:p text:style-name="Standard">**Pregunta:** <text:s/></text:p>
      <text:p text:style-name="Standard">¿Cuál de las siguientes NO es una forma válida de verificar la conectividad de red básica?</text:p>
      <text:p text:style-name="Standard"/>
      <text:p text:style-name="Standard">A) ping 8.8.8.8 <text:s/></text:p>
      <text:p text:style-name="Standard">B) traceroute google.com <text:s/></text:p>
      <text:p text:style-name="Standard">C) arp -a <text:s/></text:p>
      <text:p text:style-name="Standard">D) ip route get 1.1.1.1 <text:s/></text:p>
      <text:p text:style-name="Standard">E) netstat -r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<text:soft-page-break/>`arp -a` muestra direcciones MAC resueltas, pero no verifica conectividad de capa 3.</text:p>
      <text:p text:style-name="Standard"/>
      <text:p text:style-name="Standard">---</text:p>
      <text:p text:style-name="Standard"/>
      <text:p text:style-name="Standard">#### ID: 201.4-Q005 <text:s/></text:p>
      <text:p text:style-name="Standard">**Pregunta:** <text:s/></text:p>
      <text:p text:style-name="Standard">¿Qué comando permite cambiar permanentemente el nombre del host en un sistema usando systemd?</text:p>
      <text:p text:style-name="Standard"/>
      <text:p text:style-name="Standard">A) hostname myhost <text:s/></text:p>
      <text:p text:style-name="Standard">B) echo "myhost" &gt; /etc/hostname <text:s/></text:p>
      <text:p text:style-name="Standard">C) hostnamectl set-hostname myhost <text:s/></text:p>
      <text:p text:style-name="Standard">D) sysctl kernel.hostname=myhost <text:s/></text:p>
      <text:p text:style-name="Standard">E) nmcli general hostname myhost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`hostnamectl` es la herramienta recomendada en sistemas systemd para cambiar el nombre del host.</text:p>
      <text:p text:style-name="Standard"/>
      <text:p text:style-name="Standard">---</text:p>
      <text:p text:style-name="Standard"/>
      <text:p text:style-name="Standard">#### ID: 201.4-Q006 <text:s/></text:p>
      <text:p text:style-name="Standard">**Pregunta:** <text:s/></text:p>
      <text:p text:style-name="Standard">¿Qué herramienta permite gestionar conexiones de red desde línea de comandos en entornos que usan NetworkManager?</text:p>
      <text:p text:style-name="Standard"/>
      <text:p text:style-name="Standard">A) nmtui <text:s/></text:p>
      <text:p text:style-name="Standard">B) nmcli <text:s/></text:p>
      <text:p text:style-name="Standard">C) netplan <text:s/></text:p>
      <text:p text:style-name="Standard">D) networkmanager-cli <text:s/></text:p>
      <text:p text:style-name="Standard">E) ifupdown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nmcli` es la herramienta de línea de comandos oficial para gestionar NetworkManager.</text:p>
      <text:p text:style-name="Standard"/>
      <text:p text:style-name="Standard">---</text:p>
      <text:p text:style-name="Standard"/>
      <text:p text:style-name="Standard">#### ID: 201.4-Q007 <text:s/></text:p>
      <text:p text:style-name="Standard">**Pregunta:** <text:s/></text:p>
      <text:p text:style-name="Standard">¿Qué archivo contiene la lista de servidores DNS utilizados por el sistema?</text:p>
      <text:p text:style-name="Standard"/>
      <text:p text:style-name="Standard">A) /etc/resolv.conf <text:s/></text:p>
      <text:p text:style-name="Standard">B) /etc/nsswitch.conf <text:s/></text:p>
      <text:p text:style-name="Standard">C) /etc/hosts <text:s/></text:p>
      <text:p text:style-name="Standard">D) /etc/dns.conf <text:s/></text:p>
      <text:p text:style-name="Standard">E) /etc/named.conf <text:s/></text:p>
      <text:p text:style-name="Standard"/>
      <text:p text:style-name="Standard">**Respuesta correcta:** A</text:p>
      <text:p text:style-name="Standard"/>
      <text:p text:style-name="Standard"><text:soft-page-break/>**Explicación:** <text:s/></text:p>
      <text:p text:style-name="Standard">`/etc/resolv.conf` contiene la lista de servidores DNS que el sistema consulta.</text:p>
      <text:p text:style-name="Standard"/>
      <text:p text:style-name="Standard">---</text:p>
      <text:p text:style-name="Standard"/>
      <text:p text:style-name="Standard">#### ID: 201.4-Q008 <text:s/></text:p>
      <text:p text:style-name="Standard">**Pregunta:** <text:s/></text:p>
      <text:p text:style-name="Standard">¿Qué comando muestra la tabla de enrutamiento actual?</text:p>
      <text:p text:style-name="Standard"/>
      <text:p text:style-name="Standard">A) route -n <text:s/></text:p>
      <text:p text:style-name="Standard">B) ip route show <text:s/></text:p>
      <text:p text:style-name="Standard">C) netstat -rn <text:s/></text:p>
      <text:p text:style-name="Standard">D) All of the above <text:s/></text:p>
      <text:p text:style-name="Standard">E) Only A and B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Todos estos comandos muestran la tabla de enrutamiento actual, aunque `ip route` es más moderno.</text:p>
      <text:p text:style-name="Standard"/>
      <text:p text:style-name="Standard">---</text:p>
      <text:p text:style-name="Standard"/>
      <text:p text:style-name="Standard">#### ID: 201.4-Q009 <text:s/></text:p>
      <text:p text:style-name="Standard">**Pregunta:** <text:s/></text:p>
      <text:p text:style-name="Standard">¿Qué comando se usa para liberar una dirección IP obtenida mediante DHCP?</text:p>
      <text:p text:style-name="Standard"/>
      <text:p text:style-name="Standard">A) dhclient -r eth0 <text:s/></text:p>
      <text:p text:style-name="Standard">B) ip addr flush dev eth0 <text:s/></text:p>
      <text:p text:style-name="Standard">C) systemctl restart NetworkManager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Ambos métodos permiten liberar una dirección IP asignada dinámicamente.</text:p>
      <text:p text:style-name="Standard"/>
      <text:p text:style-name="Standard">---</text:p>
      <text:p text:style-name="Standard"/>
      <text:p text:style-name="Standard">#### ID: 201.4-Q010 <text:s/></text:p>
      <text:p text:style-name="Standard">**Pregunta:** <text:s/></text:p>
      <text:p text:style-name="Standard">¿Cómo se puede hacer persistente una ruta estática en un sistema basado en Debian?</text:p>
      <text:p text:style-name="Standard"/>
      <text:p text:style-name="Standard">A) Agregando la ruta en /etc/network/interfaces <text:s/></text:p>
      <text:p text:style-name="Standard">B) Usando el comando ip route add ... <text:s/></text:p>
      <text:p text:style-name="Standard">C) Editando /etc/iproute2/rt_tables <text:s/></text:p>
      <text:p text:style-name="Standard">D) Creando un script en /etc/network/if-up.d/ <text:s/></text:p>
      <text:p text:style-name="Standard">E) Ambas A y D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<text:soft-page-break/>Las opciones A y D son formas válidas de hacer persistente una ruta estática en Debian.</text:p>
      <text:p text:style-name="Standard"/>
      <text:p text:style-name="Standard">#### ID: 201.5-Q001 <text:s/></text:p>
      <text:p text:style-name="Standard">**Pregunta:** <text:s/></text:p>
      <text:p text:style-name="Standard">¿Qué comando se utiliza para asignar permisos ACL a un archivo?</text:p>
      <text:p text:style-name="Standard"/>
      <text:p text:style-name="Standard">A) setfacl <text:s/></text:p>
      <text:p text:style-name="Standard">B) chmod <text:s/></text:p>
      <text:p text:style-name="Standard">C) chown <text:s/></text:p>
      <text:p text:style-name="Standard">D) getfacl <text:s/></text:p>
      <text:p text:style-name="Standard">E) acl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setfacl` permite establecer permisos específicos para usuarios y grupos adicionales.</text:p>
      <text:p text:style-name="Standard"/>
      <text:p text:style-name="Standard">---</text:p>
      <text:p text:style-name="Standard"/>
      <text:p text:style-name="Standard">#### ID: 201.5-Q002 <text:s/></text:p>
      <text:p text:style-name="Standard">**Pregunta:** <text:s/></text:p>
      <text:p text:style-name="Standard">¿Cuál de las siguientes opciones describe mejor el propósito del bit SUID?</text:p>
      <text:p text:style-name="Standard"/>
      <text:p text:style-name="Standard">A) Permite a cualquier usuario ejecutar un archivo como propietario del mismo <text:s/></text:p>
      <text:p text:style-name="Standard">B) Permite a cualquier usuario ejecutar un archivo como grupo del mismo <text:s/></text:p>
      <text:p text:style-name="Standard">C) Impide que un archivo sea eliminado incluso por el propietario <text:s/></text:p>
      <text:p text:style-name="Standard">D) Limita la ejecución de un archivo solo al grupo propietario <text:s/></text:p>
      <text:p text:style-name="Standard">E) Añade automáticamente usuarios al grupo del archivo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l bit SUID otorga temporalmente los privilegios del propietario del archivo al usuario que lo ejecuta.</text:p>
      <text:p text:style-name="Standard"/>
      <text:p text:style-name="Standard">---</text:p>
      <text:p text:style-name="Standard"/>
      <text:p text:style-name="Standard">#### ID: 201.5-Q003 <text:s/></text:p>
      <text:p text:style-name="Standard">**Pregunta:** <text:s/></text:p>
      <text:p text:style-name="Standard">¿Qué comando muestra los permisos ACL asociados a un archivo?</text:p>
      <text:p text:style-name="Standard"/>
      <text:p text:style-name="Standard">A) ls -l <text:s/></text:p>
      <text:p text:style-name="Standard">B) getfacl <text:s/></text:p>
      <text:p text:style-name="Standard">C) setfacl <text:s/></text:p>
      <text:p text:style-name="Standard">D) fileacl <text:s/></text:p>
      <text:p text:style-name="Standard">E) aclget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getfacl` muestra los permisos extendidos definidos mediante ACLs.</text:p>
      <text:p text:style-name="Standard"/>
      <text:p text:style-name="Standard"><text:soft-page-break/>---</text:p>
      <text:p text:style-name="Standard"/>
      <text:p text:style-name="Standard">#### ID: 201.5-Q004 <text:s/></text:p>
      <text:p text:style-name="Standard">**Pregunta:** <text:s/></text:p>
      <text:p text:style-name="Standard">¿Cómo se puede configurar un usuario para que ejecute comandos privilegiados sin necesidad de ingresar su contraseña?</text:p>
      <text:p text:style-name="Standard"/>
      <text:p text:style-name="Standard">A) Usando visudo y añadiendo NOPASSWD <text:s/></text:p>
      <text:p text:style-name="Standard">B) Configurando PAM <text:s/></text:p>
      <text:p text:style-name="Standard">C) Modificando /etc/sudoers.d/ <text:s/></text:p>
      <text:p text:style-name="Standard">D) Ambas A y C <text:s/></text:p>
      <text:p text:style-name="Standard">E) Ninguna de las anteriores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Ambas formas permiten configurar `sudo` para evitar solicitudes de contraseña.</text:p>
      <text:p text:style-name="Standard"/>
      <text:p text:style-name="Standard">---</text:p>
      <text:p text:style-name="Standard"/>
      <text:p text:style-name="Standard">#### ID: 201.5-Q005 <text:s/></text:p>
      <text:p text:style-name="Standard">**Pregunta:** <text:s/></text:p>
      <text:p text:style-name="Standard">¿Qué indica el permiso "sticky bit" cuando está aplicado a un directorio?</text:p>
      <text:p text:style-name="Standard"/>
      <text:p text:style-name="Standard">A) Solo el propietario del directorio puede borrar sus archivos <text:s/></text:p>
      <text:p text:style-name="Standard">B) Solo el propietario del archivo puede borrarlo <text:s/></text:p>
      <text:p text:style-name="Standard">C) El directorio no puede ser leído por otros usuarios <text:s/></text:p>
      <text:p text:style-name="Standard">D) El contenido del directorio es inmutable <text:s/></text:p>
      <text:p text:style-name="Standard">E) Se requiere autenticación adicional para acceder al directorio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El sticky bit evita que usuarios no propietarios eliminen archivos en directorios compartidos.</text:p>
      <text:p text:style-name="Standard"/>
      <text:p text:style-name="Standard">---</text:p>
      <text:p text:style-name="Standard"/>
      <text:p text:style-name="Standard">#### ID: 201.5-Q006 <text:s/></text:p>
      <text:p text:style-name="Standard">**Pregunta:** <text:s/></text:p>
      <text:p text:style-name="Standard">¿Qué línea en /etc/sudoers permite al usuario juan ejecutar cualquier comando como root?</text:p>
      <text:p text:style-name="Standard"/>
      <text:p text:style-name="Standard">A) juan ALL=(ALL) ALL <text:s/></text:p>
      <text:p text:style-name="Standard">B) juan ALL=(root) ALL <text:s/></text:p>
      <text:p text:style-name="Standard">C) juan root=(ALL) ALL <text:s/></text:p>
      <text:p text:style-name="Standard">D) juan localhost=/bin/bash <text:s/></text:p>
      <text:p text:style-name="Standard">E) juan sudo ALL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sta línea otorga a juan acceso completo a todos los comandos en todas las máquinas como cualquier usuario.</text:p>
      <text:p text:style-name="Standard"><text:soft-page-break/></text:p>
      <text:p text:style-name="Standard">---</text:p>
      <text:p text:style-name="Standard"/>
      <text:p text:style-name="Standard">#### ID: 201.5-Q007 <text:s/></text:p>
      <text:p text:style-name="Standard">**Pregunta:** <text:s/></text:p>
      <text:p text:style-name="Standard">¿Qué comando se usa para eliminar todos los permisos ACL de un archivo?</text:p>
      <text:p text:style-name="Standard"/>
      <text:p text:style-name="Standard">A) setfacl -b <text:s/></text:p>
      <text:p text:style-name="Standard">B) setfacl -d <text:s/></text:p>
      <text:p text:style-name="Standard">C) setfacl --remove-all <text:s/></text:p>
      <text:p text:style-name="Standard">D) setfacl -R <text:s/></text:p>
      <text:p text:style-name="Standard">E) setfacl -m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setfacl -b` elimina todas las entradas ACL de un archivo o directorio.</text:p>
      <text:p text:style-name="Standard"/>
      <text:p text:style-name="Standard">---</text:p>
      <text:p text:style-name="Standard"/>
      <text:p text:style-name="Standard">#### ID: 201.5-Q008 <text:s/></text:p>
      <text:p text:style-name="Standard">**Pregunta:** <text:s/></text:p>
      <text:p text:style-name="Standard">¿Cuál de los siguientes NO es un método válido para restringir accesos a recursos del sistema?</text:p>
      <text:p text:style-name="Standard"/>
      <text:p text:style-name="Standard">A) Uso de sudo <text:s/></text:p>
      <text:p text:style-name="Standard">B) Uso de grupos <text:s/></text:p>
      <text:p text:style-name="Standard">C) Uso de SELinux o AppArmor <text:s/></text:p>
      <text:p text:style-name="Standard">D) Uso de permisos tradicionales de Linux <text:s/></text:p>
      <text:p text:style-name="Standard">E) Uso de cron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`cron` es una utilidad de programación, no un mecanismo de control de acceso.</text:p>
      <text:p text:style-name="Standard"/>
      <text:p text:style-name="Standard">---</text:p>
      <text:p text:style-name="Standard"/>
      <text:p text:style-name="Standard">#### ID: 201.5-Q009 <text:s/></text:p>
      <text:p text:style-name="Standard">**Pregunta:** <text:s/></text:p>
      <text:p text:style-name="Standard">¿Qué significa el permiso SGID cuando se aplica a un directorio?</text:p>
      <text:p text:style-name="Standard"/>
      <text:p text:style-name="Standard">A) Los archivos creados dentro heredan el grupo del directorio <text:s/></text:p>
      <text:p text:style-name="Standard">B) Los archivos creados dentro son ejecutables <text:s/></text:p>
      <text:p text:style-name="Standard">C) Solo el grupo puede escribir en el directorio <text:s/></text:p>
      <text:p text:style-name="Standard">D) El directorio no puede ser borrado <text:s/></text:p>
      <text:p text:style-name="Standard">E) El directorio tiene acceso restringido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sto facilita compartir archivos entre usuarios pertenecientes al mismo grupo.</text:p>
      <text:p text:style-name="Standard"/>
      <text:p text:style-name="Standard"><text:soft-page-break/>---</text:p>
      <text:p text:style-name="Standard"/>
      <text:p text:style-name="Standard">#### ID: 201.5-Q010 <text:s/></text:p>
      <text:p text:style-name="Standard">**Pregunta:** <text:s/></text:p>
      <text:p text:style-name="Standard">¿Qué herramienta permite verificar si un sistema tiene soporte para ACLs activado?</text:p>
      <text:p text:style-name="Standard"/>
      <text:p text:style-name="Standard">A) tune2fs <text:s/></text:p>
      <text:p text:style-name="Standard">B) mount <text:s/></text:p>
      <text:p text:style-name="Standard">C) df -h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`tune2fs` muestra si ACLs están habilitadas; `mount` muestra si están montadas con esa opción.</text:p>
      <text:p text:style-name="Standard">#### ID: 202.1-Q001 <text:s/></text:p>
      <text:p text:style-name="Standard">**Pregunta:** <text:s/></text:p>
      <text:p text:style-name="Standard">¿Qué comando se utiliza para editar las tareas programadas de un usuario en cron?</text:p>
      <text:p text:style-name="Standard"/>
      <text:p text:style-name="Standard">A) crontab -l <text:s/></text:p>
      <text:p text:style-name="Standard">B) crontab -e <text:s/></text:p>
      <text:p text:style-name="Standard">C) edit-cron <text:s/></text:p>
      <text:p text:style-name="Standard">D) at -c <text:s/></text:p>
      <text:p text:style-name="Standard">E) systemctl edit cron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crontab -e` abre el editor predeterminado para modificar las tareas programadas del usuario.</text:p>
      <text:p text:style-name="Standard"/>
      <text:p text:style-name="Standard">---</text:p>
      <text:p text:style-name="Standard"/>
      <text:p text:style-name="Standard">#### ID: 202.1-Q002 <text:s/></text:p>
      <text:p text:style-name="Standard">**Pregunta:** <text:s/></text:p>
      <text:p text:style-name="Standard">¿Cuál de los siguientes NO es un componente válido de una línea en un archivo crontab?</text:p>
      <text:p text:style-name="Standard"/>
      <text:p text:style-name="Standard">A) Minuto <text:s/></text:p>
      <text:p text:style-name="Standard">B) Hora <text:s/></text:p>
      <text:p text:style-name="Standard">C) Día de la semana <text:s/></text:p>
      <text:p text:style-name="Standard">D) Segundo <text:s/></text:p>
      <text:p text:style-name="Standard">E) Mes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Cron no incluye campo de segundos; el primer campo corresponde a minutos.</text:p>
      <text:p text:style-name="Standard"/>
      <text:p text:style-name="Standard">---</text:p>
      <text:p text:style-name="Standard"/>
      <text:p text:style-name="Standard">#### ID: 202.1-Q003 <text:s/></text:p>
      <text:p text:style-name="Standard">**Pregunta:** <text:s/></text:p>
      <text:p text:style-name="Standard"><text:soft-page-break/>¿Qué directorio contiene archivos cron.d utilizados por múltiples paquetes?</text:p>
      <text:p text:style-name="Standard"/>
      <text:p text:style-name="Standard">A) /etc/crontab <text:s/></text:p>
      <text:p text:style-name="Standard">B) /etc/cron.daily/ <text:s/></text:p>
      <text:p text:style-name="Standard">C) /etc/cron.d/ <text:s/></text:p>
      <text:p text:style-name="Standard">D) /var/spool/cron/ <text:s/></text:p>
      <text:p text:style-name="Standard">E) /usr/lib/cron/scripts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Los archivos dentro de `/etc/cron.d/` permiten que paquetes definan tareas cron adicionales.</text:p>
      <text:p text:style-name="Standard"/>
      <text:p text:style-name="Standard">---</text:p>
      <text:p text:style-name="Standard"/>
      <text:p text:style-name="Standard">#### ID: 202.1-Q004 <text:s/></text:p>
      <text:p text:style-name="Standard">**Pregunta:** <text:s/></text:p>
      <text:p text:style-name="Standard">¿Qué comando permite ejecutar un script una sola vez en una fecha y hora específica?</text:p>
      <text:p text:style-name="Standard"/>
      <text:p text:style-name="Standard">A) cron <text:s/></text:p>
      <text:p text:style-name="Standard">B) at <text:s/></text:p>
      <text:p text:style-name="Standard">C) batch <text:s/></text:p>
      <text:p text:style-name="Standard">D) systemd.timer <text:s/></text:p>
      <text:p text:style-name="Standard">E) sleep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at` permite programar comandos o scripts para ejecutarse una sola vez en un momento específico.</text:p>
      <text:p text:style-name="Standard"/>
      <text:p text:style-name="Standard">---</text:p>
      <text:p text:style-name="Standard"/>
      <text:p text:style-name="Standard">#### ID: 202.1-Q005 <text:s/></text:p>
      <text:p text:style-name="Standard">**Pregunta:** <text:s/></text:p>
      <text:p text:style-name="Standard">¿Qué servicio se encarga de almacenar y gestionar logs estructurados del sistema?</text:p>
      <text:p text:style-name="Standard"/>
      <text:p text:style-name="Standard">A) syslogd <text:s/></text:p>
      <text:p text:style-name="Standard">B) rsyslogd <text:s/></text:p>
      <text:p text:style-name="Standard">C) systemd-journald <text:s/></text:p>
      <text:p text:style-name="Standard">D) logrotate <text:s/></text:p>
      <text:p text:style-name="Standard">E) auditd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`systemd-journald` almacena logs del sistema en formato binario y está integrado con systemd.</text:p>
      <text:p text:style-name="Standard"/>
      <text:p text:style-name="Standard">---</text:p>
      <text:p text:style-name="Standard"/>
      <text:p text:style-name="Standard">#### ID: 202.1-Q006 <text:s/></text:p>
      <text:p text:style-name="Standard">**Pregunta:** <text:s/></text:p>
      <text:p text:style-name="Standard">¿Cómo se puede visualizar el contenido del journal de systemd?</text:p>
      <text:p text:style-name="Standard"><text:soft-page-break/></text:p>
      <text:p text:style-name="Standard">A) journalctl <text:s/></text:p>
      <text:p text:style-name="Standard">B) dmesg <text:s/></text:p>
      <text:p text:style-name="Standard">C) cat /var/log/messages <text:s/></text:p>
      <text:p text:style-name="Standard">D) systemctl status <text:s/></text:p>
      <text:p text:style-name="Standard">E) All of the above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journalctl` es la herramienta principal para acceder al journal de systemd.</text:p>
      <text:p text:style-name="Standard"/>
      <text:p text:style-name="Standard">---</text:p>
      <text:p text:style-name="Standard"/>
      <text:p text:style-name="Standard">#### ID: 202.1-Q007 <text:s/></text:p>
      <text:p text:style-name="Standard">**Pregunta:** <text:s/></text:p>
      <text:p text:style-name="Standard">¿Qué comando muestra los mensajes del sistema desde el arranque actual?</text:p>
      <text:p text:style-name="Standard"/>
      <text:p text:style-name="Standard">A) dmesg <text:s/></text:p>
      <text:p text:style-name="Standard">B) journalctl -b <text:s/></text:p>
      <text:p text:style-name="Standard">C) cat /var/log/dmesg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Ambos comandos muestran los mensajes del kernel desde el último arranque.</text:p>
      <text:p text:style-name="Standard"/>
      <text:p text:style-name="Standard">---</text:p>
      <text:p text:style-name="Standard"/>
      <text:p text:style-name="Standard">#### ID: 202.1-Q008 <text:s/></text:p>
      <text:p text:style-name="Standard">**Pregunta:** <text:s/></text:p>
      <text:p text:style-name="Standard">¿Qué archivo se usa tradicionalmente para configurar reglas de registro de logs en sistemas basados en SysVinit?</text:p>
      <text:p text:style-name="Standard"/>
      <text:p text:style-name="Standard">A) /etc/rsyslog.conf <text:s/></text:p>
      <text:p text:style-name="Standard">B) /etc/syslog.conf <text:s/></text:p>
      <text:p text:style-name="Standard">C) /etc/systemd/journald.conf <text:s/></text:p>
      <text:p text:style-name="Standard">D) /etc/logrotate.conf <text:s/></text:p>
      <text:p text:style-name="Standard">E) /etc/default/syslogd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/etc/syslog.conf` es el archivo de configuración usado por el demonio `syslogd` tradicional.</text:p>
      <text:p text:style-name="Standard"/>
      <text:p text:style-name="Standard">---</text:p>
      <text:p text:style-name="Standard"/>
      <text:p text:style-name="Standard">#### ID: 202.1-Q009 <text:s/></text:p>
      <text:p text:style-name="Standard">**Pregunta:** <text:s/></text:p>
      <text:p text:style-name="Standard">¿Qué utilidad permite rotar automáticamente los archivos de log?</text:p>
      <text:p text:style-name="Standard"><text:soft-page-break/></text:p>
      <text:p text:style-name="Standard">A) logrotate <text:s/></text:p>
      <text:p text:style-name="Standard">B) rsyslog <text:s/></text:p>
      <text:p text:style-name="Standard">C) systemd-journald <text:s/></text:p>
      <text:p text:style-name="Standard">D) cron <text:s/></text:p>
      <text:p text:style-name="Standard">E) auditd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logrotate` gestiona la rotación, compresión y eliminación automática de archivos de log.</text:p>
      <text:p text:style-name="Standard"/>
      <text:p text:style-name="Standard">---</text:p>
      <text:p text:style-name="Standard"/>
      <text:p text:style-name="Standard">#### ID: 202.1-Q010 <text:s/></text:p>
      <text:p text:style-name="Standard">**Pregunta:** <text:s/></text:p>
      <text:p text:style-name="Standard">¿Cuál de las siguientes líneas en un crontab ejecuta un script cada lunes a las 2:30 AM?</text:p>
      <text:p text:style-name="Standard"/>
      <text:p text:style-name="Standard">A) 30 2 * * 1 /script.sh <text:s/></text:p>
      <text:p text:style-name="Standard">B) 2 30 * * 1 /script.sh <text:s/></text:p>
      <text:p text:style-name="Standard">C) 30 2 1 * * /script.sh <text:s/></text:p>
      <text:p text:style-name="Standard">D) 30 2 * * mon /script.sh <text:s/></text:p>
      <text:p text:style-name="Standard">E) Ambas A y D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Las dos líneas son válidas: la primera usando número de día de la semana (1 = lunes), la segunda su nombre.</text:p>
      <text:p text:style-name="Standard">#### ID: 202.2-Q001 <text:s/></text:p>
      <text:p text:style-name="Standard">**Pregunta:** <text:s/></text:p>
      <text:p text:style-name="Standard">¿Qué archivo se utiliza para configurar las reglas de acceso basadas en hosts en TCP Wrappers?</text:p>
      <text:p text:style-name="Standard"/>
      <text:p text:style-name="Standard">A) /etc/hosts.allow <text:s/></text:p>
      <text:p text:style-name="Standard">B) /etc/tcpwrapper.conf <text:s/></text:p>
      <text:p text:style-name="Standard">C) /etc/inetd.conf <text:s/></text:p>
      <text:p text:style-name="Standard">D) /etc/services <text:s/></text:p>
      <text:p text:style-name="Standard">E) /etc/network.conf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/etc/hosts.allow` define qué hosts pueden acceder a ciertos servicios protegidos por TCP Wrappers.</text:p>
      <text:p text:style-name="Standard"/>
      <text:p text:style-name="Standard">---</text:p>
      <text:p text:style-name="Standard"/>
      <text:p text:style-name="Standard">#### ID: 202.2-Q002 <text:s/></text:p>
      <text:p text:style-name="Standard">**Pregunta:** <text:s/></text:p>
      <text:p text:style-name="Standard">¿Cuál de los siguientes NO es un mecanismo válido de filtrado de paquetes en Linux?</text:p>
      <text:p text:style-name="Standard"/>
      <text:p text:style-name="Standard">A) iptables <text:s/></text:p>
      <text:p text:style-name="Standard">B) nftables <text:s/></text:p>
      <text:p text:style-name="Standard"><text:soft-page-break/>C) ipchains <text:s/></text:p>
      <text:p text:style-name="Standard">D) netfilter <text:s/></text:p>
      <text:p text:style-name="Standard">E) firewalld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`ipchains` fue usado en versiones muy antiguas del kernel, pero ya no es soportado en kernels modernos.</text:p>
      <text:p text:style-name="Standard"/>
      <text:p text:style-name="Standard">---</text:p>
      <text:p text:style-name="Standard"/>
      <text:p text:style-name="Standard">#### ID: 202.2-Q003 <text:s/></text:p>
      <text:p text:style-name="Standard">**Pregunta:** <text:s/></text:p>
      <text:p text:style-name="Standard">¿Qué comando permite bloquear temporalmente el acceso desde una IP específica usando nftables?</text:p>
      <text:p text:style-name="Standard"/>
      <text:p text:style-name="Standard">A) iptables -A INPUT -s 192.168.1.100 -j DROP <text:s/></text:p>
      <text:p text:style-name="Standard">B) nft add rule ip filter input ip saddr 192.168.1.100 drop <text:s/></text:p>
      <text:p text:style-name="Standard">C) firewall-cmd --add-rich-rule='rule family="ipv4" source address="192.168.1.100" reject' <text:s/></text:p>
      <text:p text:style-name="Standard">D) Both A and B <text:s/></text:p>
      <text:p text:style-name="Standard">E) All of the above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La opción B muestra la sintaxis correcta de `nftables`. Aunque A funciona, es para `iptables`.</text:p>
      <text:p text:style-name="Standard"/>
      <text:p text:style-name="Standard">---</text:p>
      <text:p text:style-name="Standard"/>
      <text:p text:style-name="Standard">#### ID: 202.2-Q004 <text:s/></text:p>
      <text:p text:style-name="Standard">**Pregunta:** <text:s/></text:p>
      <text:p text:style-name="Standard">¿Qué línea en /etc/ssh/sshd_config deshabilita el inicio de sesión con el usuario root mediante SSH?</text:p>
      <text:p text:style-name="Standard"/>
      <text:p text:style-name="Standard">A) PermitRootLogin no <text:s/></text:p>
      <text:p text:style-name="Standard">B) DenyRoot yes <text:s/></text:p>
      <text:p text:style-name="Standard">C) RootLogin off <text:s/></text:p>
      <text:p text:style-name="Standard">D) LoginRoot disabled <text:s/></text:p>
      <text:p text:style-name="Standard">E) NoRootLogin yes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PermitRootLogin no` evita que el usuario root inicie sesión directamente vía SSH.</text:p>
      <text:p text:style-name="Standard"/>
      <text:p text:style-name="Standard">---</text:p>
      <text:p text:style-name="Standard"/>
      <text:p text:style-name="Standard">#### ID: 202.2-Q005 <text:s/></text:p>
      <text:p text:style-name="Standard">**Pregunta:** <text:s/></text:p>
      <text:p text:style-name="Standard">¿Qué protocolo se usa comúnmente para transferir archivos de forma segura entre sistemas?</text:p>
      <text:p text:style-name="Standard"/>
      <text:p text:style-name="Standard">A) FTP <text:s/></text:p>
      <text:p text:style-name="Standard">B) TFTP <text:s/></text:p>
      <text:p text:style-name="Standard"><text:soft-page-break/>C) SFTP <text:s/></text:p>
      <text:p text:style-name="Standard">D) HTTP <text:s/></text:p>
      <text:p text:style-name="Standard">E) SMB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SFTP (SSH File Transfer Protocol) ofrece transferencia segura sobre una conexión SSH cifrada.</text:p>
      <text:p text:style-name="Standard"/>
      <text:p text:style-name="Standard">---</text:p>
      <text:p text:style-name="Standard"/>
      <text:p text:style-name="Standard">#### ID: 202.2-Q006 <text:s/></text:p>
      <text:p text:style-name="Standard">**Pregunta:** <text:s/></text:p>
      <text:p text:style-name="Standard">¿Qué utilidad permite generar un certificado autofirmado para uso en servicios web seguros?</text:p>
      <text:p text:style-name="Standard"/>
      <text:p text:style-name="Standard">A) ssh-keygen <text:s/></text:p>
      <text:p text:style-name="Standard">B) openssl <text:s/></text:p>
      <text:p text:style-name="Standard">C) keytool <text:s/></text:p>
      <text:p text:style-name="Standard">D) gpg <text:s/></text:p>
      <text:p text:style-name="Standard">E) makecert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`openssl` es la herramienta más común para generar claves y certificados SSL/TLS.</text:p>
      <text:p text:style-name="Standard"/>
      <text:p text:style-name="Standard">---</text:p>
      <text:p text:style-name="Standard"/>
      <text:p text:style-name="Standard">#### ID: 202.2-Q007 <text:s/></text:p>
      <text:p text:style-name="Standard">**Pregunta:** <text:s/></text:p>
      <text:p text:style-name="Standard">¿Qué servicio permite compartir directorios entre máquinas Linux de forma transparente?</text:p>
      <text:p text:style-name="Standard"/>
      <text:p text:style-name="Standard">A) NFS <text:s/></text:p>
      <text:p text:style-name="Standard">B) CIFS <text:s/></text:p>
      <text:p text:style-name="Standard">C) SMB <text:s/></text:p>
      <text:p text:style-name="Standard">D) FTP <text:s/></text:p>
      <text:p text:style-name="Standard">E) HTTP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NFS` (Network File System) permite montar directorios compartidos entre máquinas Linux.</text:p>
      <text:p text:style-name="Standard"/>
      <text:p text:style-name="Standard">---</text:p>
      <text:p text:style-name="Standard"/>
      <text:p text:style-name="Standard">#### ID: 202.2-Q008 <text:s/></text:p>
      <text:p text:style-name="Standard">**Pregunta:** <text:s/></text:p>
      <text:p text:style-name="Standard">¿Qué archivo contiene la configuración principal del servidor Apache en la mayoría de distribuciones Linux?</text:p>
      <text:p text:style-name="Standard"/>
      <text:p text:style-name="Standard">A) /etc/httpd/conf/httpd.conf <text:s/></text:p>
      <text:p text:style-name="Standard">B) /etc/apache2/apache2.conf <text:s/></text:p>
      <text:p text:style-name="Standard"><text:soft-page-break/>C) /etc/apache/conf.d/httpd.conf <text:s/></text:p>
      <text:p text:style-name="Standard">D) /var/www/html/.htaccess <text:s/></text:p>
      <text:p text:style-name="Standard">E) Ambas A y B según la distribución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En Red Hat/CentOS se usa `/etc/httpd/conf/httpd.conf`. En Debian/Ubuntu, `/etc/apache2/apache2.conf`.</text:p>
      <text:p text:style-name="Standard"/>
      <text:p text:style-name="Standard">---</text:p>
      <text:p text:style-name="Standard"/>
      <text:p text:style-name="Standard">#### ID: 202.2-Q009 <text:s/></text:p>
      <text:p text:style-name="Standard">**Pregunta:** <text:s/></text:p>
      <text:p text:style-name="Standard">¿Qué herramienta se puede usar para escanear puertos abiertos en una máquina remota?</text:p>
      <text:p text:style-name="Standard"/>
      <text:p text:style-name="Standard">A) nmap <text:s/></text:p>
      <text:p text:style-name="Standard">B) telnet <text:s/></text:p>
      <text:p text:style-name="Standard">C) ping <text:s/></text:p>
      <text:p text:style-name="Standard">D) Both A and B <text:s/></text:p>
      <text:p text:style-name="Standard">E) None of the above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nmap` es una herramienta profesional de escaneo de redes y puertos; `telnet` puede probar conectividad individual.</text:p>
      <text:p text:style-name="Standard"/>
      <text:p text:style-name="Standard">---</text:p>
      <text:p text:style-name="Standard"/>
      <text:p text:style-name="Standard">#### ID: 202.2-Q010 <text:s/></text:p>
      <text:p text:style-name="Standard">**Pregunta:** <text:s/></text:p>
      <text:p text:style-name="Standard">¿Qué directiva en vsftpd.conf permite que los usuarios solo puedan acceder a su directorio home?</text:p>
      <text:p text:style-name="Standard"/>
      <text:p text:style-name="Standard">A) chroot_local_user=YES <text:s/></text:p>
      <text:p text:style-name="Standard">B) local_root=/home/ftp <text:s/></text:p>
      <text:p text:style-name="Standard">C) user_sub_token=$USER <text:s/></text:p>
      <text:p text:style-name="Standard">D) guest_enable=YES <text:s/></text:p>
      <text:p text:style-name="Standard">E) secure_chroot_dir=/var/run/vsftpd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chroot_local_user=YES` encierra a los usuarios autenticados dentro de sus directorios home.</text:p>
      <text:p text:style-name="Standard"/>
      <text:p text:style-name="Standard">#### ID: 202.3-Q001 <text:s/></text:p>
      <text:p text:style-name="Standard">**Pregunta:** <text:s/></text:p>
      <text:p text:style-name="Standard">¿Qué archivo contiene la configuración principal de BIND9 en la mayoría de las distribuciones Linux?</text:p>
      <text:p text:style-name="Standard"/>
      <text:p text:style-name="Standard">A) /etc/bind/named.conf <text:s/></text:p>
      <text:p text:style-name="Standard">B) /etc/named.conf <text:s/></text:p>
      <text:p text:style-name="Standard"><text:soft-page-break/>C) /etc/dnsmasq.conf <text:s/></text:p>
      <text:p text:style-name="Standard">D) /etc/resolv.conf <text:s/></text:p>
      <text:p text:style-name="Standard">E) /var/named/chroot/etc/named.conf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En sistemas basados en Debian/Ubuntu, el archivo principal de configuración de BIND9 es `/etc/bind/named.conf`.</text:p>
      <text:p text:style-name="Standard"/>
      <text:p text:style-name="Standard">---</text:p>
      <text:p text:style-name="Standard"/>
      <text:p text:style-name="Standard">#### ID: 202.3-Q002 <text:s/></text:p>
      <text:p text:style-name="Standard">**Pregunta:** <text:s/></text:p>
      <text:p text:style-name="Standard">¿Cuál de los siguientes NO es un tipo válido de registro DNS?</text:p>
      <text:p text:style-name="Standard"/>
      <text:p text:style-name="Standard">A) A <text:s/></text:p>
      <text:p text:style-name="Standard">B) CNAME <text:s/></text:p>
      <text:p text:style-name="Standard">C) MX <text:s/></text:p>
      <text:p text:style-name="Standard">D) TXT <text:s/></text:p>
      <text:p text:style-name="Standard">E) FTP <text:s/></text:p>
      <text:p text:style-name="Standard"/>
      <text:p text:style-name="Standard">**Respuesta correcta:** E</text:p>
      <text:p text:style-name="Standard"/>
      <text:p text:style-name="Standard">**Explicación:** <text:s/></text:p>
      <text:p text:style-name="Standard">`FTP` no es un tipo de registro DNS reconocido oficialmente.</text:p>
      <text:p text:style-name="Standard"/>
      <text:p text:style-name="Standard">---</text:p>
      <text:p text:style-name="Standard"/>
      <text:p text:style-name="Standard">#### ID: 202.3-Q003 <text:s/></text:p>
      <text:p text:style-name="Standard">**Pregunta:** <text:s/></text:p>
      <text:p text:style-name="Standard">¿Qué herramienta permite realizar consultas DNS interactivas?</text:p>
      <text:p text:style-name="Standard"/>
      <text:p text:style-name="Standard">A) nslookup <text:s/></text:p>
      <text:p text:style-name="Standard">B) host <text:s/></text:p>
      <text:p text:style-name="Standard">C) dig <text:s/></text:p>
      <text:p text:style-name="Standard">D) Both A and B <text:s/></text:p>
      <text:p text:style-name="Standard">E) All of the abov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`nslookup` y `host` permiten consultas interactivas y no interactivas, mientras que `dig` ofrece más opciones técnicas.</text:p>
      <text:p text:style-name="Standard"/>
      <text:p text:style-name="Standard">---</text:p>
      <text:p text:style-name="Standard"/>
      <text:p text:style-name="Standard">#### ID: 202.3-Q004 <text:s/></text:p>
      <text:p text:style-name="Standard">**Pregunta:** <text:s/></text:p>
      <text:p text:style-name="Standard">¿Qué directiva en named.conf define una zona DNS primaria?</text:p>
      <text:p text:style-name="Standard"/>
      <text:p text:style-name="Standard">A) type primary; <text:s/></text:p>
      <text:p text:style-name="Standard"><text:soft-page-break/>B) type master; <text:s/></text:p>
      <text:p text:style-name="Standard">C) type slave; <text:s/></text:p>
      <text:p text:style-name="Standard">D) type hint; <text:s/></text:p>
      <text:p text:style-name="Standard">E) type zone; <text:s/></text:p>
      <text:p text:style-name="Standard"/>
      <text:p text:style-name="Standard">**Respuesta correcta:** B</text:p>
      <text:p text:style-name="Standard"/>
      <text:p text:style-name="Standard">**Explicación:** <text:s/></text:p>
      <text:p text:style-name="Standard">En BIND9, `type master;` indica que el servidor es autoritativo y posee la copia principal de la zona.</text:p>
      <text:p text:style-name="Standard"/>
      <text:p text:style-name="Standard">---</text:p>
      <text:p text:style-name="Standard"/>
      <text:p text:style-name="Standard">#### ID: 202.3-Q005 <text:s/></text:p>
      <text:p text:style-name="Standard">**Pregunta:** <text:s/></text:p>
      <text:p text:style-name="Standard">¿Qué registro se utiliza para definir servidores de correo electrónico para un dominio?</text:p>
      <text:p text:style-name="Standard"/>
      <text:p text:style-name="Standard">A) A <text:s/></text:p>
      <text:p text:style-name="Standard">B) AAAA <text:s/></text:p>
      <text:p text:style-name="Standard">C) MX <text:s/></text:p>
      <text:p text:style-name="Standard">D) NS <text:s/></text:p>
      <text:p text:style-name="Standard">E) PTR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El registro MX especifica qué servidores de correo aceptan mensajes para un dominio.</text:p>
      <text:p text:style-name="Standard"/>
      <text:p text:style-name="Standard">---</text:p>
      <text:p text:style-name="Standard"/>
      <text:p text:style-name="Standard">#### ID: 202.3-Q006 <text:s/></text:p>
      <text:p text:style-name="Standard">**Pregunta:** <text:s/></text:p>
      <text:p text:style-name="Standard">¿Qué opción de `dig` muestra solo la respuesta sin información adicional?</text:p>
      <text:p text:style-name="Standard"/>
      <text:p text:style-name="Standard">A) +short <text:s/></text:p>
      <text:p text:style-name="Standard">B) +answer <text:s/></text:p>
      <text:p text:style-name="Standard">C) +brief <text:s/></text:p>
      <text:p text:style-name="Standard">D) +minimal <text:s/></text:p>
      <text:p text:style-name="Standard">E) +compact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dig +short` devuelve únicamente los resultados, sin encabezado ni estadísticas.</text:p>
      <text:p text:style-name="Standard"/>
      <text:p text:style-name="Standard">---</text:p>
      <text:p text:style-name="Standard"/>
      <text:p text:style-name="Standard">#### ID: 202.3-Q007 <text:s/></text:p>
      <text:p text:style-name="Standard">**Pregunta:** <text:s/></text:p>
      <text:p text:style-name="Standard">¿Qué archivo se usa para definir direcciones IP que no deben ser resueltas por el servidor DNS local?</text:p>
      <text:p text:style-name="Standard"/>
      <text:p text:style-name="Standard"><text:soft-page-break/>A) /etc/hosts <text:s/></text:p>
      <text:p text:style-name="Standard">B) /etc/resolv.conf <text:s/></text:p>
      <text:p text:style-name="Standard">C) /etc/named.conf <text:s/></text:p>
      <text:p text:style-name="Standard">D) /etc/bind/named.rfc1912.zones <text:s/></text:p>
      <text:p text:style-name="Standard">E) /etc/bind/blacklist.zone <text:s/></text:p>
      <text:p text:style-name="Standard"/>
      <text:p text:style-name="Standard">**Respuesta correcta:** D</text:p>
      <text:p text:style-name="Standard"/>
      <text:p text:style-name="Standard">**Explicación:** <text:s/></text:p>
      <text:p text:style-name="Standard">`named.rfc1912.zones` incluye zonas especiales como loopback, localhost y bloqueos de direcciones privadas.</text:p>
      <text:p text:style-name="Standard"/>
      <text:p text:style-name="Standard">---</text:p>
      <text:p text:style-name="Standard"/>
      <text:p text:style-name="Standard">#### ID: 202.3-Q008 <text:s/></text:p>
      <text:p text:style-name="Standard">**Pregunta:** <text:s/></text:p>
      <text:p text:style-name="Standard">¿Cómo se denomina el proceso mediante el cual un servidor DNS secundario actualiza su copia de una zona?</text:p>
      <text:p text:style-name="Standard"/>
      <text:p text:style-name="Standard">A) Zone refresh <text:s/></text:p>
      <text:p text:style-name="Standard">B) Zone update <text:s/></text:p>
      <text:p text:style-name="Standard">C) Zone transfer <text:s/></text:p>
      <text:p text:style-name="Standard">D) Zone replication <text:s/></text:p>
      <text:p text:style-name="Standard">E) Zone sync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La transferencia de zona (`zone transfer`) es el mecanismo usado para sincronizar datos entre servidores maestros y esclavos.</text:p>
      <text:p text:style-name="Standard"/>
      <text:p text:style-name="Standard">---</text:p>
      <text:p text:style-name="Standard"/>
      <text:p text:style-name="Standard">#### ID: 202.3-Q009 <text:s/></text:p>
      <text:p text:style-name="Standard">**Pregunta:** <text:s/></text:p>
      <text:p text:style-name="Standard">¿Qué comando verifica la sintaxis de los archivos de configuración de BIND9?</text:p>
      <text:p text:style-name="Standard"/>
      <text:p text:style-name="Standard">A) named-checkconf <text:s/></text:p>
      <text:p text:style-name="Standard">B) bind-check <text:s/></text:p>
      <text:p text:style-name="Standard">C) check-bind <text:s/></text:p>
      <text:p text:style-name="Standard">D) named-checkzone <text:s/></text:p>
      <text:p text:style-name="Standard">E) dnscheck <text:s/></text:p>
      <text:p text:style-name="Standard"/>
      <text:p text:style-name="Standard">**Respuesta correcta:** A</text:p>
      <text:p text:style-name="Standard"/>
      <text:p text:style-name="Standard">**Explicación:** <text:s/></text:p>
      <text:p text:style-name="Standard">`named-checkconf` revisa la validez del archivo `named.conf` y otros archivos incluidos.</text:p>
      <text:p text:style-name="Standard"/>
      <text:p text:style-name="Standard">---</text:p>
      <text:p text:style-name="Standard"/>
      <text:p text:style-name="Standard">#### ID: 202.3-Q010 <text:s/></text:p>
      <text:p text:style-name="Standard">**Pregunta:** <text:s/></text:p>
      <text:p text:style-name="Standard"><text:soft-page-break/>¿Qué registro se usa para la resolución inversa de direcciones IPv6?</text:p>
      <text:p text:style-name="Standard"/>
      <text:p text:style-name="Standard">A) A <text:s/></text:p>
      <text:p text:style-name="Standard">B) AAAA <text:s/></text:p>
      <text:p text:style-name="Standard">C) PTR <text:s/></text:p>
      <text:p text:style-name="Standard">D) MX <text:s/></text:p>
      <text:p text:style-name="Standard">E) CNAME <text:s/></text:p>
      <text:p text:style-name="Standard"/>
      <text:p text:style-name="Standard">**Respuesta correcta:** C</text:p>
      <text:p text:style-name="Standard"/>
      <text:p text:style-name="Standard">**Explicación:** <text:s/></text:p>
      <text:p text:style-name="Standard">El registro PTR se usa tanto para resolución inversa IPv4 como IPv6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20:07:11.591295896</meta:creation-date>
    <dc:date>2025-07-04T21:14:00.269677885</dc:date>
    <meta:editing-duration>PT50M53S</meta:editing-duration>
    <meta:editing-cycles>24</meta:editing-cycles>
    <meta:generator>LibreOffice/24.2.2.2$Linux_X86_64 LibreOffice_project/d56cc158d8a96260b836f100ef4b4ef25d6f1a01</meta:generator>
    <meta:document-statistic meta:table-count="0" meta:image-count="0" meta:object-count="0" meta:page-count="50" meta:paragraph-count="1210" meta:word-count="7743" meta:character-count="54270" meta:non-whitespace-character-count="46629"/>
  </office:meta>
</office:document-meta>
</file>